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019cm"/>
    </style:style>
    <style:style style:name="co2" style:family="table-column">
      <style:table-column-properties fo:break-before="auto" style:column-width="2.415cm"/>
    </style:style>
    <style:style style:name="co3" style:family="table-column">
      <style:table-column-properties fo:break-before="auto" style:column-width="1.274cm"/>
    </style:style>
    <style:style style:name="co4" style:family="table-column">
      <style:table-column-properties fo:break-before="auto" style:column-width="2.644cm"/>
    </style:style>
    <style:style style:name="co5" style:family="table-column">
      <style:table-column-properties fo:break-before="auto" style:column-width="13.563cm"/>
    </style:style>
    <style:style style:name="co6" style:family="table-column">
      <style:table-column-properties fo:break-before="auto" style:column-width="18.837cm"/>
    </style:style>
    <style:style style:name="co7" style:family="table-column">
      <style:table-column-properties fo:break-before="auto" style:column-width="2.545cm"/>
    </style:style>
    <style:style style:name="co8" style:family="table-column">
      <style:table-column-properties fo:break-before="auto" style:column-width="3.036cm"/>
    </style:style>
    <style:style style:name="co9" style:family="table-column">
      <style:table-column-properties fo:break-before="auto" style:column-width="16.055cm"/>
    </style:style>
    <style:style style:name="co10" style:family="table-column">
      <style:table-column-properties fo:break-before="auto" style:column-width="13.608cm"/>
    </style:style>
    <style:style style:name="co11" style:family="table-column">
      <style:table-column-properties fo:break-before="auto" style:column-width="13.252cm"/>
    </style:style>
    <style:style style:name="ro1" style:family="table-row">
      <style:table-row-properties style:row-height="0.635cm" fo:break-before="auto" style:use-optimal-row-height="false"/>
    </style:style>
    <style:style style:name="ro2" style:family="table-row">
      <style:table-row-properties style:row-height="0.423cm" fo:break-before="auto" style:use-optimal-row-height="false"/>
    </style:style>
    <style:style style:name="ro3" style:family="table-row">
      <style:table-row-properties style:row-height="0.6cm" fo:break-before="auto" style:use-optimal-row-height="false"/>
    </style:style>
    <style:style style:name="ro4" style:family="table-row">
      <style:table-row-properties style:row-height="0.847cm" fo:break-before="auto" style:use-optimal-row-height="false"/>
    </style:style>
    <style:style style:name="ro5" style:family="table-row">
      <style:table-row-properties style:row-height="0.706cm" fo:break-before="auto" style:use-optimal-row-height="false"/>
    </style:style>
    <style:style style:name="ro6" style:family="table-row">
      <style:table-row-properties style:row-height="0.564cm" fo:break-before="auto" style:use-optimal-row-height="false"/>
    </style:style>
    <style:style style:name="ro7" style:family="table-row">
      <style:table-row-properties style:row-height="1.314cm" fo:break-before="auto" style:use-optimal-row-height="true"/>
    </style:style>
    <style:style style:name="ro8" style:family="table-row">
      <style:table-row-properties style:row-height="3.21cm" fo:break-before="auto" style:use-optimal-row-height="false"/>
    </style:style>
    <style:style style:name="ro9" style:family="table-row">
      <style:table-row-properties style:row-height="1.693cm" fo:break-before="auto" style:use-optimal-row-height="false"/>
    </style:style>
    <style:style style:name="ro10" style:family="table-row">
      <style:table-row-properties style:row-height="1.355cm" fo:break-before="auto" style:use-optimal-row-height="true"/>
    </style:style>
    <style:style style:name="ro11" style:family="table-row">
      <style:table-row-properties style:row-height="0.917cm" fo:break-before="auto" style:use-optimal-row-height="false"/>
    </style:style>
    <style:style style:name="ro12" style:family="table-row">
      <style:table-row-properties style:row-height="1.789cm" fo:break-before="auto" style:use-optimal-row-height="true"/>
    </style:style>
    <style:style style:name="ro13" style:family="table-row">
      <style:table-row-properties style:row-height="1.834cm" fo:break-before="auto" style:use-optimal-row-height="false"/>
    </style:style>
    <style:style style:name="ro14" style:family="table-row">
      <style:table-row-properties style:row-height="1.376cm" fo:break-before="auto" style:use-optimal-row-height="false"/>
    </style:style>
    <style:style style:name="ro15" style:family="table-row">
      <style:table-row-properties style:row-height="2.293cm" fo:break-before="auto" style:use-optimal-row-height="false"/>
    </style:style>
    <style:style style:name="ro16" style:family="table-row">
      <style:table-row-properties style:row-height="4.586cm" fo:break-before="auto" style:use-optimal-row-height="false"/>
    </style:style>
    <style:style style:name="ro17" style:family="table-row">
      <style:table-row-properties style:row-height="2.752cm" fo:break-before="auto" style:use-optimal-row-height="false"/>
    </style:style>
    <style:style style:name="ro18" style:family="table-row">
      <style:table-row-properties style:row-height="4.128cm" fo:break-before="auto" style:use-optimal-row-height="false"/>
    </style:style>
    <style:style style:name="ro19" style:family="table-row">
      <style:table-row-properties style:row-height="5.045cm" fo:break-before="auto" style:use-optimal-row-height="false"/>
    </style:style>
    <style:style style:name="ro20" style:family="table-row">
      <style:table-row-properties style:row-height="1.446cm" fo:break-before="auto" style:use-optimal-row-height="false"/>
    </style:style>
    <style:style style:name="ro21" style:family="table-row">
      <style:table-row-properties style:row-height="3.669cm" fo:break-before="auto" style:use-optimal-row-height="false"/>
    </style:style>
    <style:style style:name="ro22" style:family="table-row">
      <style:table-row-properties style:row-height="3.387cm" fo:break-before="auto" style:use-optimal-row-height="false"/>
    </style:style>
    <style:style style:name="ro23" style:family="table-row">
      <style:table-row-properties style:row-height="7.796cm" fo:break-before="auto" style:use-optimal-row-height="false"/>
    </style:style>
    <style:style style:name="ro24" style:family="table-row">
      <style:table-row-properties style:row-height="0.459cm" fo:break-before="auto" style:use-optimal-row-height="false"/>
    </style:style>
    <style:style style:name="ro25" style:family="table-row">
      <style:table-row-properties style:row-height="1.341cm" fo:break-before="auto" style:use-optimal-row-height="false"/>
    </style:style>
    <style:style style:name="ro26" style:family="table-row">
      <style:table-row-properties style:row-height="2.658cm" fo:break-before="auto" style:use-optimal-row-height="true"/>
    </style:style>
    <style:style style:name="ro27" style:family="table-row">
      <style:table-row-properties style:row-height="0.67cm" fo:break-before="auto" style:use-optimal-row-height="false"/>
    </style:style>
    <style:style style:name="ro28" style:family="table-row">
      <style:table-row-properties style:row-height="5.265cm" fo:break-before="auto" style:use-optimal-row-height="true"/>
    </style:style>
    <style:style style:name="ro29" style:family="table-row">
      <style:table-row-properties style:row-height="3.092cm" fo:break-before="auto" style:use-optimal-row-height="true"/>
    </style:style>
    <style:style style:name="ro30" style:family="table-row">
      <style:table-row-properties style:row-height="2.223cm" fo:break-before="auto" style:use-optimal-row-height="true"/>
    </style:style>
    <style:style style:name="ro31" style:family="table-row">
      <style:table-row-properties style:row-height="1.482cm" fo:break-before="auto" style:use-optimal-row-height="false"/>
    </style:style>
    <style:style style:name="ro32" style:family="table-row">
      <style:table-row-properties style:row-height="5.699cm" fo:break-before="auto" style:use-optimal-row-height="true"/>
    </style:style>
    <style:style style:name="ro33" style:family="table-row">
      <style:table-row-properties style:row-height="1.552cm" fo:break-before="auto" style:use-optimal-row-height="false"/>
    </style:style>
    <style:style style:name="ro34" style:family="table-row">
      <style:table-row-properties style:row-height="1.27cm" fo:break-before="auto" style:use-optimal-row-height="false"/>
    </style:style>
    <style:style style:name="ro35" style:family="table-row">
      <style:table-row-properties style:row-height="3.962cm" fo:break-before="auto" style:use-optimal-row-height="true"/>
    </style:style>
    <style:style style:name="ro36" style:family="table-row">
      <style:table-row-properties style:row-height="6.098cm" fo:break-before="auto" style:use-optimal-row-height="true"/>
    </style:style>
    <style:style style:name="ro37" style:family="table-row">
      <style:table-row-properties style:row-height="5.503cm" fo:break-before="auto" style:use-optimal-row-height="false"/>
    </style:style>
    <style:style style:name="ro38" style:family="table-row">
      <style:table-row-properties style:row-height="1.023cm" fo:break-before="auto" style:use-optimal-row-height="false"/>
    </style:style>
    <style:style style:name="ro39" style:family="table-row">
      <style:table-row-properties style:row-height="0.988cm" fo:break-before="auto" style:use-optimal-row-height="false"/>
    </style:style>
    <style:style style:name="ro40" style:family="table-row">
      <style:table-row-properties style:row-height="0.693cm" fo:break-before="auto" style:use-optimal-row-height="true"/>
    </style:style>
    <style:style style:name="ro41" style:family="table-row">
      <style:table-row-properties style:row-height="0.441cm" fo:break-before="auto" style:use-optimal-row-height="true"/>
    </style:style>
    <style:style style:name="ro42" style:family="table-row">
      <style:table-row-properties style:row-height="0.526cm" fo:break-before="auto" style:use-optimal-row-height="true"/>
    </style:style>
    <style:style style:name="ro43" style:family="table-row">
      <style:table-row-properties style:row-height="0.61cm" fo:break-before="auto" style:use-optimal-row-height="true"/>
    </style:style>
    <style:style style:name="ro44" style:family="table-row">
      <style:table-row-properties style:row-height="7.814cm" fo:break-before="auto" style:use-optimal-row-height="true"/>
    </style:style>
    <style:style style:name="ro45" style:family="table-row">
      <style:table-row-properties style:row-height="4.344cm" fo:break-before="auto" style:use-optimal-row-height="true"/>
    </style:style>
    <style:style style:name="ta1" style:family="table" style:master-page-name="PageStyle_5f_Overview">
      <style:table-properties table:display="true" style:writing-mode="lr-tb"/>
    </style:style>
    <style:style style:name="ta2" style:family="table" style:master-page-name="PageStyle_5f_BlixemTests">
      <style:table-properties table:display="true" style:writing-mode="lr-tb"/>
    </style:style>
    <style:style style:name="ta3" style:family="table" style:master-page-name="PageStyle_5f_DotterTests">
      <style:table-properties table:display="true" style:writing-mode="lr-tb"/>
    </style:style>
    <style:style style:name="ta4" style:family="table" style:master-page-name="Default">
      <style:table-properties table:display="true" style:writing-mode="lr-tb"/>
    </style:style>
    <style:style style:name="ce1"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0">
      <style:table-cell-properties style:glyph-orientation-vertical="0" style:text-align-source="value-type" style:repeat-content="false" fo:background-color="transparent"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3366"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value-type" style:repeat-content="false" fo:wrap-option="no-wrap" fo:border="none" style:direction="ltr" style:rotation-angle="90" style:rotation-align="none" style:shrink-to-fit="false" style:vertical-align="middle"/>
      <style:paragraph-properties fo:margin-left="0cm" style:writing-mode="page"/>
    </style:style>
    <style:style style:name="ce1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style:glyph-orientation-vertical="0" fo:background-color="#ccffff"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3" style:family="table-cell" style:parent-style-name="Default" style:data-style-name="N0">
      <style:table-cell-properties style:glyph-orientation-vertical="0" fo:border-bottom="none"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4" style:family="table-cell" style:parent-style-name="Default" style:data-style-name="N0">
      <style:table-cell-properties style:glyph-orientation-vertical="0" fo:border-bottom="0.035cm solid #000000" fo:background-color="#ccffff"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5"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9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style:glyph-orientation-vertical="0" fo:background-color="#ffff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data-style-name="N0">
      <style:table-cell-properties style:glyph-orientation-vertical="0" fo:border-bottom="none"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8" style:family="table-cell" style:parent-style-name="Default" style:data-style-name="N0">
      <style:table-cell-properties style:glyph-orientation-vertical="0" fo:border-bottom="0.035cm solid #000000" fo:background-color="#ffff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9"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0"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1"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2" style:family="table-cell" style:parent-style-name="Default" style:data-style-name="N0">
      <style:table-cell-properties style:glyph-orientation-vertical="0" fo:border-bottom="none" fo:background-color="#ffcc99"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23"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4"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5" style:family="table-cell" style:parent-style-name="Default" style:data-style-name="N0">
      <style:table-cell-properties style:glyph-orientation-vertical="0" fo:border-bottom="none" fo:background-color="#ccffcc"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6"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27" style:family="table-cell" style:parent-style-name="Default">
      <style:table-cell-properties style:diagonal-bl-tr="none" style:diagonal-tl-br="none" fo:border="none"/>
    </style:style>
    <style:style style:name="ce28"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0"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1"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2"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5"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6"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0.035cm solid #000000"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7"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8"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39" style:family="table-cell" style:parent-style-name="Default" style:data-style-name="N0">
      <style:table-cell-properties style:glyph-orientation-vertical="0" fo:border-bottom="0.035cm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35cm solid #000000" style:vertical-align="top"/>
      <style:paragraph-properties fo:text-align="center"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0"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4"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3"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style:glyph-orientation-vertical="0"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58"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9" style:family="table-cell" style:parent-style-name="Default" style:data-style-name="N0">
      <style:table-cell-properties style:glyph-orientation-vertical="0" fo:background-color="#ccffcc"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0" style:family="table-cell" style:parent-style-name="Default" style:data-style-name="N0">
      <style:table-cell-properties style:glyph-orientation-vertical="0" fo:border-bottom="0.035cm solid #000000" fo:background-color="#ccffcc"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1" style:family="table-cell" style:parent-style-name="Default" style:data-style-name="N0">
      <style:table-cell-properties style:glyph-orientation-vertical="0" fo:border-bottom="none" style:diagonal-bl-tr="none" style:diagonal-tl-br="none" style:text-align-source="fix" style:repeat-content="false" fo:background-color="transparent"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2" style:family="table-cell" style:parent-style-name="Default" style:data-style-name="N0">
      <style:table-cell-properties style:glyph-orientation-vertical="0" fo:background-color="#ffcc99"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3" style:family="table-cell" style:parent-style-name="Default" style:data-style-name="N0">
      <style:table-cell-properties style:glyph-orientation-vertical="0" fo:border-bottom="0.035cm solid #000000" fo:background-color="#ffcc99"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4" style:family="table-cell" style:parent-style-name="Default" style:data-style-name="N0">
      <style:table-cell-properties style:glyph-orientation-vertical="0" fo:background-color="#c0c0c0" style:diagonal-bl-tr="none" style:diagonal-tl-br="none" style:text-align-source="fix" style:repeat-content="false" fo:wrap-option="wrap" fo:border="0.035cm solid #000000" style:direction="ltr" style:rotation-angle="90" style:rotation-align="none" style:shrink-to-fit="fals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5"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6" style:family="table-cell" style:parent-style-name="Default" style:data-style-name="N0">
      <style:table-cell-properties style:glyph-orientation-vertical="0" fo:border-bottom="none" fo:background-color="#c0c0c0" style:diagonal-bl-tr="none" style:diagonal-tl-br="none" style:text-align-source="fix" style:repeat-content="false" fo:wrap-option="wrap" fo:border-left="0.035cm solid #000000" style:direction="ltr" fo:border-right="none"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7" style:family="table-cell" style:parent-style-name="Default" style:data-style-name="N0">
      <style:table-cell-properties style:glyph-orientation-vertical="0" fo:border-bottom="0.035cm solid #000000" fo:background-color="#c0c0c0" style:diagonal-bl-tr="none" style:diagonal-tl-br="none" style:text-align-source="fix" style:repeat-content="false" fo:wrap-option="wrap" fo:border-left="0.035cm solid #000000" style:direction="ltr" fo:border-right="0.035cm solid #000000" style:rotation-angle="90" style:rotation-align="none" style:shrink-to-fit="false" fo:border-top="none" style:vertical-align="top"/>
      <style:paragraph-properties fo:text-align="center" fo:margin-left="0cm" style:writing-mode="page"/>
      <style:text-properties fo:color="#000000"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8"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Verdan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Verdan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0"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0.035cm solid #000000"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0">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_extref" style:family="table">
      <style:table-properties table:display="false"/>
    </style:style>
    <style:style style:name="T1" style:family="text">
      <style:text-properties style:font-name="Verdana" style:font-name-asian="SimSun" style:font-name-complex="Lucida Sans"/>
    </style:style>
    <style:style style:name="T2" style:family="text">
      <style:text-properties fo:color="#000000" style:text-outline="false" style:text-line-through-style="none" style:text-position="0% 100%" style:font-name="Verdan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T3" style:family="text">
      <style:text-properties fo:color="#000000" style:text-outline="false" style:text-line-through-style="none" style:text-position="0% 100%"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4" style:family="text">
      <style:text-properties style:text-position="super 58%" style:font-name="Verdana" style:font-name-asian="SimSun" style:font-name-complex="Lucida Sans"/>
    </style:style>
    <style:style style:name="T5" style:family="text">
      <style:text-properties fo:color="#000000" style:text-outline="false" style:text-line-through-style="none" style:text-position="0% 100%"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6" style:family="text">
      <style:text-properties style:text-position="super 58%"/>
    </style:style>
  </office:automatic-styles>
  <office:body>
    <office:spreadsheet>
      <table:calculation-settings table:case-sensitive="false" table:automatic-find-labels="false" table:use-regular-expressions="false"/>
      <table:table table:name="Overview" table:style-name="ta1" table:print="false">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text:p>SeqTools Test Plans</text:p>
          </table:table-cell>
          <table:table-cell table:number-columns-repeated="1023"/>
        </table:table-row>
        <table:table-row table:style-name="ro2">
          <table:table-cell table:number-columns-repeated="1024"/>
        </table:table-row>
        <table:table-row table:style-name="ro3">
          <table:table-cell table:style-name="ce2" office:value-type="string">
            <text:p>Notes about this document</text:p>
          </table:table-cell>
          <table:table-cell table:number-columns-repeated="1023"/>
        </table:table-row>
        <table:table-row table:style-name="ro4">
          <table:table-cell table:style-name="ce3" office:value-type="string">
            <text:p>This document details the test plans for the SeqTools software tools. The aim of these tests is to provide a complete set of testable action for all possible user-interactions. Ideally this list of tests would be replaced with (or used alongside) automated testing.</text:p>
          </table:table-cell>
          <table:table-cell table:number-columns-repeated="1023"/>
        </table:table-row>
        <table:table-row table:style-name="ro2">
          <table:table-cell table:number-columns-repeated="1024"/>
        </table:table-row>
        <table:table-row table:style-name="ro4">
          <table:table-cell table:style-name="ce3" office:value-type="string">
            <text:p>It is accepted that this document may not be complete and may get out of date quickly, so developers are encouraged to update it. Nonetheless, it should provide a useful reference for developers to check the intended behaviour of the programs and to verify whether bugs have been introduced.</text:p>
          </table:table-cell>
          <table:table-cell table:number-columns-repeated="1023"/>
        </table:table-row>
        <table:table-row table:style-name="ro2" table:number-rows-repeated="2">
          <table:table-cell table:style-name="ce3"/>
          <table:table-cell table:number-columns-repeated="1023"/>
        </table:table-row>
        <table:table-row table:style-name="ro2">
          <table:table-cell table:style-name="ce4" office:value-type="string">
            <text:p>Written by: Gemma Barson, Sanger Institute </text:p>
          </table:table-cell>
          <table:table-cell table:number-columns-repeated="1023"/>
        </table:table-row>
        <table:table-row table:style-name="ro2">
          <table:table-cell table:style-name="ce5" table:formula="of:=HYPERLINK(&quot;mailto:gb10@sanger.ac.uk&quot;;&quot;&lt;gb10@sanger.ac.uk&gt;&quot;)" office:value-type="string" office:string-value="&lt;gb10@sanger.ac.uk&gt;">
            <text:p>&lt;gb10@sanger.ac.uk&gt;</text:p>
          </table:table-cell>
          <table:table-cell table:number-columns-repeated="1023"/>
        </table:table-row>
        <table:table-row table:style-name="ro2">
          <table:table-cell office:value-type="string">
            <text:p>14th January 2011</text:p>
          </table:table-cell>
          <table:table-cell table:number-columns-repeated="1023"/>
        </table:table-row>
        <table:table-row table:style-name="ro2" table:number-rows-repeated="65524">
          <table:table-cell table:number-columns-repeated="1024"/>
        </table:table-row>
        <table:table-row table:style-name="ro2">
          <table:table-cell table:number-columns-repeated="1024"/>
        </table:table-row>
      </table:table>
      <table:table table:name="BlixemTests" table:style-name="ta2" table:print="false">
        <office:forms form:automatic-focus="false" form:apply-design-mode="false"/>
        <table:table-column table:style-name="co3" table:default-cell-style-name="ce10"/>
        <table:table-column table:style-name="co4" table:default-cell-style-name="ce27"/>
        <table:table-column table:style-name="co5" table:default-cell-style-name="ce27"/>
        <table:table-column table:style-name="co6" table:default-cell-style-name="ce27"/>
        <table:table-column table:style-name="co7" table:number-columns-repeated="253" table:default-cell-style-name="ce27"/>
        <table:table-column table:style-name="co7" table:number-columns-repeated="767" table:default-cell-style-name="Default"/>
        <table:table-row table:style-name="ro5">
          <table:table-cell table:style-name="ce6" office:value-type="string">
            <text:p>Blixem test plan</text:p>
          </table:table-cell>
          <table:table-cell table:number-columns-repeated="1023"/>
        </table:table-row>
        <table:table-row table:style-name="ro2">
          <table:table-cell table:style-name="ce7"/>
          <table:table-cell table:number-columns-repeated="1023"/>
        </table:table-row>
        <table:table-row table:style-name="ro6">
          <table:table-cell table:style-name="ce8" office:value-type="string">
            <text:p>Notes</text:p>
          </table:table-cell>
          <table:table-cell table:number-columns-repeated="1023"/>
        </table:table-row>
        <table:table-row table:style-name="ro7">
          <table:table-cell table:style-name="ce9" office:value-type="string">
            <text:p>Where applicable, these tests should be performed:</text:p>
            <text:p>1) in both nucleotide and protein mode; and</text:p>
            <text:p>2) with both the forward and reverse strand as the active strand.</text:p>
          </table:table-cell>
          <table:table-cell table:number-columns-repeated="1023"/>
        </table:table-row>
        <table:table-row table:style-name="ro2" table:number-rows-repeated="2">
          <table:table-cell table:number-columns-repeated="1024"/>
        </table:table-row>
        <table:table-row table:style-name="ro2">
          <table:table-cell table:number-columns-repeated="2"/>
          <table:table-cell table:style-name="ce40" table:number-columns-repeated="2"/>
          <table:table-cell table:number-columns-repeated="1020"/>
        </table:table-row>
        <table:table-row table:style-name="ro1">
          <table:table-cell table:style-name="ce11"/>
          <table:table-cell table:style-name="ce28"/>
          <table:table-cell table:style-name="ce41" office:value-type="string">
            <text:p>Test description</text:p>
          </table:table-cell>
          <table:table-cell table:style-name="ce41" office:value-type="string">
            <text:p>Expected results</text:p>
          </table:table-cell>
          <table:table-cell table:style-name="ce54"/>
          <table:table-cell table:number-columns-repeated="1019"/>
        </table:table-row>
        <table:table-row table:style-name="ro8">
          <table:table-cell table:style-name="ce12" office:value-type="string" table:number-columns-spanned="1" table:number-rows-spanned="20">
            <text:p>NAVIGATION</text:p>
          </table:table-cell>
          <table:table-cell table:style-name="ce29" office:value-type="string" table:number-columns-spanned="1" table:number-rows-spanned="4">
            <text:p>Resizing</text:p>
          </table:table-cell>
          <table:table-cell table:style-name="ce42" office:value-type="string">
            <text:p>Resize the main window</text:p>
          </table:table-cell>
          <table:table-cell table:style-name="ce42" office:value-type="string">
            <text:p>- The grid scale in The big picture should adjust to fit The new width and The alignments and transcripts should be redrawn to The new scale.</text:p>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4"/>
          <table:table-cell table:number-columns-repeated="1019"/>
        </table:table-row>
        <table:table-row table:style-name="ro9">
          <table:covered-table-cell table:style-name="ce13"/>
          <table:covered-table-cell table:style-name="ce30"/>
          <table:table-cell table:style-name="ce42" office:value-type="string">
            <text:p>Resize a column in the detail view</text:p>
          </table:table-cell>
          <table:table-cell table:style-name="ce50" office:value-type="string">
            <text:p>- The sequence column in the detail view should resize and the detail-view range should be recalculated and the start/end columns should show the new detail-view range.</text:p>
            <text:p>- The detail view scrollbar and the highlight box in the big picture should both adjust to reflect the new detail-view range.</text:p>
            <text:p/>
          </table:table-cell>
          <table:table-cell table:style-name="ce54"/>
          <table:table-cell table:number-columns-repeated="1019"/>
        </table:table-row>
        <table:table-row table:style-name="ro10">
          <table:covered-table-cell table:style-name="ce13"/>
          <table:covered-table-cell table:style-name="ce30"/>
          <table:table-cell table:style-name="ce42" office:value-type="string">
            <text:p>Adjust the position of the splitter bar(s) between the panes in the detail-view.</text:p>
            <text:p/>
          </table:table-cell>
          <table:table-cell table:style-name="ce42" office:value-type="string">
            <text:p>- Parts of the view should be hidden/shown, but not recalculated.</text:p>
            <text:p/>
          </table:table-cell>
          <table:table-cell table:style-name="ce54"/>
          <table:table-cell table:number-columns-repeated="1019"/>
        </table:table-row>
        <table:table-row table:style-name="ro11">
          <table:covered-table-cell table:style-name="ce13"/>
          <table:covered-table-cell table:style-name="ce31"/>
          <table:table-cell table:style-name="ce42" office:value-type="string">
            <text:p>Drag the splitter bar between the big-picture and the detail-view</text:p>
          </table:table-cell>
          <table:table-cell table:style-name="ce42" office:value-type="string">
            <text:p>- Parts of the view should be hidden/shown, but not recalculated.</text:p>
            <text:p/>
          </table:table-cell>
          <table:table-cell table:style-name="ce54"/>
          <table:table-cell table:number-columns-repeated="1019"/>
        </table:table-row>
        <table:table-row table:style-name="ro6">
          <table:covered-table-cell table:style-name="ce13"/>
          <table:table-cell table:style-name="ce32"/>
          <table:table-cell table:style-name="ce43"/>
          <table:table-cell table:style-name="ce51"/>
          <table:table-cell table:style-name="ce54"/>
          <table:table-cell table:number-columns-repeated="1019"/>
        </table:table-row>
        <table:table-row table:style-name="ro12">
          <table:covered-table-cell table:style-name="ce13"/>
          <table:table-cell table:style-name="ce29" office:value-type="string" table:number-columns-spanned="1" table:number-rows-spanned="5">
            <text:p>Zooming</text:p>
          </table:table-cell>
          <table:table-cell table:style-name="ce42" office:value-type="string">
            <text:p>Zoom in/out of the detail view</text:p>
            <text:p>a) using the toolbar buttons;</text:p>
            <text:p>b) using the keyboard shortcuts</text:p>
          </table:table-cell>
          <table:table-cell table:style-name="ce42" office:value-type="string">
            <text:p>- The font size in the detail-view should increase on zooming in or decrease on zooming out.</text:p>
            <text:p>- The detail-view range should be recalculated and the start/end columns should be updated to show the new range.</text:p>
            <text:p/>
          </table:table-cell>
          <table:table-cell table:style-name="ce54"/>
          <table:table-cell table:number-columns-repeated="1019"/>
        </table:table-row>
        <table:table-row table:style-name="ro13">
          <table:covered-table-cell table:style-name="ce13"/>
          <table:covered-table-cell table:style-name="ce30"/>
          <table:table-cell table:style-name="ce42" office:value-type="string">
            <text:p>Zoom in/out of the big picture</text:p>
            <text:p>a) using the buttons at the top of the big picture;</text:p>
            <text:p>b) using the keyboard shortcuts</text:p>
          </table:table-cell>
          <table:table-cell table:style-name="ce42" office:value-type="string">
            <text:p>- The range shown on the big picture should decrease when zooming in and increase when zooming out.</text:p>
            <text:p>- The grid scale should adjust to fit the new range and the alignments and transcripts should be redrawn to fit the new scale.</text:p>
            <text:p/>
          </table:table-cell>
          <table:table-cell table:style-name="ce54"/>
          <table:table-cell table:number-columns-repeated="1019"/>
        </table:table-row>
        <table:table-row table:style-name="ro14">
          <table:covered-table-cell table:style-name="ce13"/>
          <table:covered-table-cell table:style-name="ce30"/>
          <table:table-cell table:style-name="ce42" office:value-type="string">
            <text:p>Zoom out using the 'Whole' button in the big picture</text:p>
          </table:table-cell>
          <table:table-cell table:style-name="ce42" office:value-type="string">
            <text:p>- The big picture should zoom out so that the full range of the portion of reference sequence passed to Blixem is shown.</text:p>
            <text:p/>
          </table:table-cell>
          <table:table-cell table:style-name="ce54"/>
          <table:table-cell table:number-columns-repeated="1019"/>
        </table:table-row>
        <table:table-row table:style-name="ro13">
          <table:covered-table-cell table:style-name="ce13"/>
          <table:covered-table-cell table:style-name="ce30"/>
          <table:table-cell table:style-name="ce42" office:value-type="string">
            <text:p>Try zooming all the way in/out, as far as you can go, in the big picture.</text:p>
          </table:table-cell>
          <table:table-cell table:style-name="ce42" office:value-type="string">
            <text:p>- You should not be able to zoom in to a smaller range than the current detail-view range, i.e. when zoomed in as far as possible, the highlight box will cover the entire big picture.</text:p>
            <text:p>- You should not be able to zoom out to a larger range than the full reference sequence range.</text:p>
            <text:p/>
          </table:table-cell>
          <table:table-cell table:style-name="ce54"/>
          <table:table-cell table:number-columns-repeated="1019"/>
        </table:table-row>
        <table:table-row table:style-name="ro15">
          <table:covered-table-cell table:style-name="ce13"/>
          <table:covered-table-cell table:style-name="ce31"/>
          <table:table-cell table:style-name="ce42" office:value-type="string">
            <text:p>Try zooming all the way in/out, as far as you can go, in the detail view.</text:p>
          </table:table-cell>
          <table:table-cell table:style-name="ce42" office:value-type="string">
            <text:p>- At each level of zoom, check that the bases still line up with the reference sequence, and that the highlight area when you middle-click still lines up over the correct base.</text:p>
            <text:p>- Note that there is a somewhat arbitrary limit set on the maximum/minimum font size, but this limit has been designed not to be overly restrictive.</text:p>
            <text:p/>
          </table:table-cell>
          <table:table-cell table:style-name="ce54"/>
          <table:table-cell table:number-columns-repeated="1019"/>
        </table:table-row>
        <table:table-row table:style-name="ro6">
          <table:covered-table-cell table:style-name="ce13"/>
          <table:table-cell table:style-name="ce33" table:number-columns-repeated="3"/>
          <table:table-cell table:number-columns-repeated="1020"/>
        </table:table-row>
        <table:table-row table:style-name="ro16">
          <table:covered-table-cell table:style-name="ce13"/>
          <table:table-cell table:style-name="ce29" office:value-type="string" table:number-columns-spanned="1" table:number-rows-spanned="9">
            <text:p>Scrolling</text:p>
          </table:table-cell>
          <table:table-cell table:style-name="ce42" office:value-type="string">
            <text:p>Scroll left/right in the detail view</text:p>
            <text:p>a) using the '&lt;' and '&gt;' buttons;</text:p>
            <text:p>b) using the '&lt;&lt;' and '&gt;&gt;' buttons;</text:p>
            <text:p>c) using the keyboard shortcuts for a) and b)</text:p>
          </table:table-cell>
          <table:table-cell table:style-name="ce42" office:value-type="string">
            <text:p>a) The detail view range by one base to the left or right.</text:p>
            <text:p>b) The detail view range should scroll one page to the left or right.</text:p>
            <text:p/>
            <text:p>- The start/end columns in the reference sequence header should be updated with the new detail-view range.</text:p>
            <text:p>- The scrollbar at the bottom should update to reflect the new detail-view range (although the movement may be so small as to be negligible).</text:p>
            <text:p>- The highlight box in the big picture should move to reflect the new detail-view range (although again the movement may be negligible).</text:p>
            <text:p>- Rows should appear/disappear in the detail-view for alignments as they come in/go out of range.</text:p>
            <text:p/>
          </table:table-cell>
          <table:table-cell table:style-name="ce54"/>
          <table:table-cell table:number-columns-repeated="1019"/>
        </table:table-row>
        <table:table-row table:style-name="ro8">
          <table:covered-table-cell table:style-name="ce13"/>
          <table:covered-table-cell table:style-name="ce30"/>
          <table:table-cell table:style-name="ce42" office:value-type="string">
            <text:p>Scroll to the next/previous match using:</text:p>
            <text:p>a) the toolbar buttons;</text:p>
            <text:p>b) the keyboard shortcuts.</text:p>
            <text:p/>
            <text:p>Variations:</text:p>
            <text:p>1) try this for both strands;</text:p>
            <text:p>2) try scrolling beyond the start of the first match / end of the last</text:p>
          </table:table-cell>
          <table:table-cell table:style-name="ce42" office:value-type="string">
            <text:p>- The current base selection should jump between the start and end points of alignments in order of position.</text:p>
            <text:p>- If there is no base currently selected, the search will start from the middle of the current detail-view range.</text:p>
            <text:p/>
            <text:p>1) 'Next match' means the next in a rightward direction on the screen and 'Previous match' means to the left, regardless of strand/coordinate direction.</text:p>
            <text:p>2) When already at the first/last match, trying to scroll further in the same direction should have no effect. </text:p>
            <text:p/>
          </table:table-cell>
          <table:table-cell table:style-name="ce54"/>
          <table:table-cell table:number-columns-repeated="1019"/>
        </table:table-row>
        <table:table-row table:style-name="ro17">
          <table:covered-table-cell table:style-name="ce13"/>
          <table:covered-table-cell table:style-name="ce30"/>
          <table:table-cell table:style-name="ce42" office:value-type="string">
            <text:p>Scroll horizontally by dragging the scrollbar at the bottom of the Blixem window</text:p>
          </table:table-cell>
          <table:table-cell table:style-name="ce42" office:value-type="string">
            <text:p>- The detail-view range should update with the scrollbar.</text:p>
            <text:p>- The start/end columns in the reference sequence headers should update with the new range as the scrollbar is dragged.</text:p>
            <text:p>- The contents of the sequence column should update as the scrollbar is dragged.</text:p>
            <text:p>- The highlight box in the big picture should move to follow the detail-view range.</text:p>
            <text:p/>
          </table:table-cell>
          <table:table-cell table:style-name="ce54"/>
          <table:table-cell table:number-columns-repeated="1019"/>
        </table:table-row>
        <table:table-row table:style-name="ro18">
          <table:covered-table-cell table:style-name="ce13"/>
          <table:covered-table-cell table:style-name="ce30"/>
          <table:table-cell table:style-name="ce42" office:value-type="string">
            <text:p>Jump to a different detail-view range by middle-clicking in the big picture.</text:p>
            <text:p/>
            <text:p>Variations:</text:p>
            <text:p>1) Try dragging with the middle mouse button pressed to find the area of interest before releasing the mouse button.</text:p>
            <text:p/>
          </table:table-cell>
          <table:table-cell table:style-name="ce42" office:value-type="string">
            <text:p>- A preview box of where the new range will be should be shown in the big picture when you press the mouse button.</text:p>
            <text:p>- The detail view should jump to the selected range when you release the mouse button.</text:p>
            <text:p>- The preview box should change to the standard highlight box when you release the mouse button, and the old highlight box should disappear.</text:p>
            <text:p/>
            <text:p>1) The preview box should move as you drag. The detail-view and highlight box will not be changed until you release the mouse button. </text:p>
            <text:p/>
          </table:table-cell>
          <table:table-cell table:style-name="ce54"/>
          <table:table-cell table:number-columns-repeated="1019"/>
        </table:table-row>
        <table:table-row table:style-name="ro17">
          <table:covered-table-cell table:style-name="ce13"/>
          <table:covered-table-cell table:style-name="ce30"/>
          <table:table-cell table:style-name="ce42" office:value-type="string">
            <text:p>Middle click in the detail view to centre on a base.</text:p>
            <text:p/>
            <text:p>Variations:</text:p>
            <text:p>1) Hold down the Ctrl key while you middle-click to disable scrolling.</text:p>
          </table:table-cell>
          <table:table-cell table:style-name="ce42" office:value-type="string">
            <text:p>- The selected base will be highlighted.</text:p>
            <text:p>- The detail view should scroll so that the selected base is in the centre. </text:p>
            <text:p>- The big picture highlight box should move to show the new detail-view range.</text:p>
            <text:p/>
            <text:p>1) If Ctrl is held while you middle-click, the clicked base will be selected but there will be no scrolling.</text:p>
            <text:p/>
          </table:table-cell>
          <table:table-cell table:style-name="ce54"/>
          <table:table-cell table:number-columns-repeated="1019"/>
        </table:table-row>
        <table:table-row table:style-name="ro8">
          <table:covered-table-cell table:style-name="ce13"/>
          <table:covered-table-cell table:style-name="ce30"/>
          <table:table-cell table:style-name="ce42" office:value-type="string">
            <text:p>Middle click in the big picture and position the highlight box so that it starts/ends on a grid line. Try this at various levels of zoom, including the maximum and minimum possible big-picture zoom levels.</text:p>
            <text:p/>
          </table:table-cell>
          <table:table-cell table:style-name="ce42" office:value-type="string">
            <text:p>- The start/end coords of the detail view range, as shown in the start/end columns in the reference sequence header, should agree with the coords indicated in the grid header (or as near as it's possible to see, depending on the level of zoom).</text:p>
            <text:p>- Note that the right-hand-side end of the highlight box may be drawn slightly after the gridline - this is because the gridline is drawn at the left-hand edge of the coord but the highlight box extends to the right-hand edge of the rightmost coord.</text:p>
            <text:p/>
          </table:table-cell>
          <table:table-cell table:style-name="ce54"/>
          <table:table-cell table:number-columns-repeated="1019"/>
        </table:table-row>
        <table:table-row table:style-name="ro19">
          <table:covered-table-cell table:style-name="ce13"/>
          <table:covered-table-cell table:style-name="ce30"/>
          <table:table-cell table:style-name="ce42" office:value-type="string">
            <text:p>Middle click in the big picture and position the highlight box so that it starts at:</text:p>
            <text:p>a) the beginning of an alignment line;</text:p>
            <text:p>b) the end of an alignment line.</text:p>
            <text:p/>
            <text:p>- Note that you may need to zoom in quite closely on the big picture to be able to get accurate results.</text:p>
            <text:p/>
            <text:p>Variations:</text:p>
            <text:p>1) try the same tests but so that the highlight box ends at the edge of the alignment line;</text:p>
            <text:p/>
          </table:table-cell>
          <table:table-cell table:style-name="ce42" office:value-type="string">
            <text:p>a) The beginning of the detail-view range should start at the beginning of the alignment.</text:p>
            <text:p>b) The beginning of the detail-view range should start one base after the end of the alignment.</text:p>
            <text:p/>
            <text:p>1a) The end of the detail-view range should be one base before the beginning of the alignment.</text:p>
            <text:p>1b) The end of the detail-view range should be at the end of the alignment.</text:p>
            <text:p/>
            <text:p>- Note that in protein mode the highlight box won't position exactly at the edge of an alignment line for all reading frames. As long as it is within a couple of bases this test is considered to pass.</text:p>
          </table:table-cell>
          <table:table-cell table:style-name="ce54"/>
          <table:table-cell table:number-columns-repeated="1019"/>
        </table:table-row>
        <table:table-row table:style-name="ro8">
          <table:covered-table-cell table:style-name="ce13"/>
          <table:covered-table-cell table:style-name="ce30"/>
          <table:table-cell table:style-name="ce42" office:value-type="string">
            <text:p>Zoom in the big picture as far as it will go. Scroll the detail-view range so that the end of an alignment only just overlaps the detail-view range. Scroll by one base so that the end of the alignment line goes out of range and scroll again the other way so that it comes back into range. Try this:</text:p>
            <text:p>a) at the left-hand edge of the screen;</text:p>
            <text:p>b) at the right-hand edge of the screen.</text:p>
            <text:p/>
          </table:table-cell>
          <table:table-cell table:style-name="ce42" office:value-type="string">
            <text:p>- The alignment line should appear in the big picture when the detail-view range overlaps the alignment's range, and should disappear as soon as the ranges no longer overlap.</text:p>
            <text:p>- The alignment row should appear in the detail-view when the detail-view range overlaps the alignment's range, and should disappear as soon as the ranges no longer overlap.</text:p>
            <text:p/>
          </table:table-cell>
          <table:table-cell table:style-name="ce54"/>
          <table:table-cell table:number-columns-repeated="1019"/>
        </table:table-row>
        <table:table-row table:style-name="ro13">
          <table:covered-table-cell table:style-name="ce14"/>
          <table:covered-table-cell table:style-name="ce31"/>
          <table:table-cell table:style-name="ce42" office:value-type="string">
            <text:p>Try scrolling vertically in the detail-view panes:</text:p>
            <text:p>a) using the mouse wheel;</text:p>
            <text:p>b) by clicking and dragging the scrollbar.</text:p>
            <text:p/>
          </table:table-cell>
          <table:table-cell table:style-name="ce42" office:value-type="string">
            <text:p>- If the detail-view pane contains more rows than there are space for, it should scroll vertically.</text:p>
          </table:table-cell>
          <table:table-cell table:style-name="ce54"/>
          <table:table-cell table:number-columns-repeated="1019"/>
        </table:table-row>
        <table:table-row table:style-name="ro20">
          <table:table-cell table:style-name="ce15"/>
          <table:table-cell table:style-name="ce33" table:number-columns-repeated="3"/>
          <table:table-cell table:number-columns-repeated="1020"/>
        </table:table-row>
        <table:table-row table:style-name="ro21">
          <table:table-cell table:style-name="ce16" office:value-type="string" table:number-columns-spanned="1" table:number-rows-spanned="22">
            <text:p>SELECTIONS</text:p>
          </table:table-cell>
          <table:table-cell table:style-name="ce29" office:value-type="string" table:number-columns-spanned="1" table:number-rows-spanned="8">
            <text:p>Row selections</text:p>
          </table:table-cell>
          <table:table-cell table:style-name="ce42" office:value-type="string">
            <text:p>Select a row in the detail view.</text:p>
            <text:p/>
            <text:p>Variations:</text:p>
            <text:p>1) try selecting a different row when another row is already selected;</text:p>
            <text:p>2) try selecting different alignments from a set of alignments that all have the same score and whose ranges overlap (i.e. alignments that overlap in the big picture).</text:p>
            <text:p/>
          </table:table-cell>
          <table:table-cell table:style-name="ce42" office:value-type="string">
            <text:p>- All alignments for the same match sequence should be highlighted in both the detail view and in the big picture, where visible.</text:p>
            <text:p>- The sequence name should be displayed in the feedback box.</text:p>
            <text:p/>
            <text:p>1) The previously-selected row(s) should be deselected and the new one selected.</text:p>
            <text:p>2) Where multiple lines overlap in the big picture, highlighted lines should be shown on top so that they are always visible.</text:p>
            <text:p/>
          </table:table-cell>
          <table:table-cell table:style-name="ce54"/>
          <table:table-cell table:number-columns-repeated="1019"/>
        </table:table-row>
        <table:table-row table:style-name="ro22">
          <table:covered-table-cell table:style-name="ce17"/>
          <table:covered-table-cell table:style-name="ce30"/>
          <table:table-cell table:style-name="ce42" office:value-type="string">
            <text:p>Select an alignment by clicking on it in the big picture.</text:p>
            <text:p/>
            <text:p>Variations:</text:p>
            <text:p>1) click on an alignment that is within the current detail-view range;</text:p>
            <text:p>2) click an alignment whose match sequence has no alignments within the current detail-view range.</text:p>
          </table:table-cell>
          <table:table-cell table:style-name="ce50" office:value-type="string">
            <text:p>- All alignments for the same match sequence should be highlighted in the big picture, where visible.</text:p>
            <text:p>- The sequence name should be displayed in the feedback box.</text:p>
            <text:p/>
            <text:p>1) Any alignments for the same match sequence that are currently within the detail-view range should be highlighted, and for each pane that contains a newly-selected alignment the pane should scroll vertically so that the first alignment in the selection is visible, if it is not already visible. (Note that this excludes detail-view panes that are hidden.)</text:p>
            <text:p>2) Nothing will be selected in the detail view.</text:p>
            <text:p/>
          </table:table-cell>
          <table:table-cell table:style-name="ce54"/>
          <table:table-cell table:number-columns-repeated="1019"/>
        </table:table-row>
        <table:table-row table:style-name="ro14">
          <table:covered-table-cell table:style-name="ce17"/>
          <table:covered-table-cell table:style-name="ce30"/>
          <table:table-cell table:style-name="ce42" office:value-type="string">
            <text:p>Select an alignment in the big picture that is not in the current detail view. It should be highlighted in the big picture. Scroll the detail-view so that the alignment comes into view.</text:p>
          </table:table-cell>
          <table:table-cell table:style-name="ce42" office:value-type="string">
            <text:p>- Initially alignment will just be highlighted in the big picture.</text:p>
            <text:p>- When scrolled into view, it should also be shown as selected in the detail view.</text:p>
            <text:p/>
          </table:table-cell>
          <table:table-cell table:style-name="ce54"/>
          <table:table-cell table:number-columns-repeated="1019"/>
        </table:table-row>
        <table:table-row table:style-name="ro11">
          <table:covered-table-cell table:style-name="ce17"/>
          <table:covered-table-cell table:style-name="ce30"/>
          <table:table-cell table:style-name="ce42" office:value-type="string">
            <text:p>Select a row in the detail view and scroll it out of range and then back in to range.</text:p>
          </table:table-cell>
          <table:table-cell table:style-name="ce42" office:value-type="string">
            <text:p>- The selected row should disappear when scrolled out of range, but the match should still be highlighted in the big picture. When scrolled back into range, the row should still be shown as selected when it appears.</text:p>
          </table:table-cell>
          <table:table-cell table:style-name="ce54"/>
          <table:table-cell table:number-columns-repeated="1019"/>
        </table:table-row>
        <table:table-row table:style-name="ro18">
          <table:covered-table-cell table:style-name="ce17"/>
          <table:covered-table-cell table:style-name="ce30"/>
          <table:table-cell table:style-name="ce42" office:value-type="string">
            <text:p>Select a row in the detail view and hit the up/down cursor keys.</text:p>
            <text:p/>
            <text:p>Variations:</text:p>
            <text:p>1) press the up/down arrow when already at the top/bottom row;</text:p>
            <text:p>2) repeat the test with the SHIFT key pressed to select multiple rows;</text:p>
            <text:p>3) after selecting multiple rows, repeat the original test of pressing the up or down arrow key without the SHIFT key pressed.</text:p>
            <text:p/>
          </table:table-cell>
          <table:table-cell table:style-name="ce42" office:value-type="string">
            <text:p>- The selection should move to the previous/next row.</text:p>
            <text:p>- The feedback box should be updated with the new sequence name.</text:p>
            <text:p>- This should work even if the focus is not in the widget containing the selection.</text:p>
            <text:p/>
            <text:p>1) Up arrow should have no effect if already at the top and similarly for the down arrow when at the bottom.</text:p>
            <text:p>2) Holding SHIFT will keep the original row selected and will select further rows in the direction of the arrow pressed.</text:p>
            <text:p>3) If multiple rows were previously selected this should work from the last-selected row.</text:p>
            <text:p/>
          </table:table-cell>
          <table:table-cell table:style-name="ce54"/>
          <table:table-cell table:number-columns-repeated="1019"/>
        </table:table-row>
        <table:table-row table:style-name="ro15">
          <table:covered-table-cell table:style-name="ce17"/>
          <table:covered-table-cell table:style-name="ce30"/>
          <table:table-cell table:style-name="ce42" office:value-type="string">
            <text:p>Select multiple rows in the detail view:</text:p>
            <text:p>a) by holding the CTRL key and clicking on multiple different rows;</text:p>
            <text:p>b) by clicking a start row, then holding the SHIFT row to click an end row.</text:p>
            <text:p/>
          </table:table-cell>
          <table:table-cell table:style-name="ce42" office:value-type="string">
            <text:p>a) Each row clicked on should be added to the selection without deselecting existing rows.</text:p>
            <text:p>b) All rows between the two clicked rows should be selected.</text:p>
            <text:p/>
            <text:p>- The feedback box should be updated to display a message indicating that multiple rows are selected.</text:p>
            <text:p/>
          </table:table-cell>
          <table:table-cell table:style-name="ce54"/>
          <table:table-cell table:number-columns-repeated="1019"/>
        </table:table-row>
        <table:table-row table:style-name="ro15">
          <table:covered-table-cell table:style-name="ce17"/>
          <table:covered-table-cell table:style-name="ce30"/>
          <table:table-cell table:style-name="ce42" office:value-type="string">
            <text:p>With multiple rows selected in the detail-view, hold the CTRL key down and click one by one on the selected rows to deselect them.</text:p>
          </table:table-cell>
          <table:table-cell table:style-name="ce42" office:value-type="string">
            <text:p>- The clicked row should be removed from the selection without affecting other rows.</text:p>
            <text:p>- When the selection is down to a single row, the feedback box will show the sequence name again rather than the “multiple sequences” text.</text:p>
            <text:p>- When the last row is deselected, the feedback box will indicate that there are no match sequences selected.</text:p>
            <text:p/>
          </table:table-cell>
          <table:table-cell table:style-name="ce54"/>
          <table:table-cell table:number-columns-repeated="1019"/>
        </table:table-row>
        <table:table-row table:style-name="ro13">
          <table:covered-table-cell table:style-name="ce17"/>
          <table:covered-table-cell table:style-name="ce31"/>
          <table:table-cell table:style-name="ce42" office:value-type="string">
            <text:p>Select a row in the detail view for an alignment that is one of several from the same match sequence. Try this for a case where two matches from the same sequence are both visible in the detail view at the same time.</text:p>
            <text:p/>
          </table:table-cell>
          <table:table-cell table:style-name="ce42" office:value-type="string">
            <text:p>- All matches on the same sequence should be highlighted in the big picture, and their rows selected in the detail view (if visible).</text:p>
            <text:p/>
          </table:table-cell>
          <table:table-cell table:style-name="ce54"/>
          <table:table-cell table:number-columns-repeated="1019"/>
        </table:table-row>
        <table:table-row table:style-name="ro6">
          <table:covered-table-cell table:style-name="ce17"/>
          <table:table-cell table:style-name="ce34"/>
          <table:table-cell table:style-name="ce44"/>
          <table:table-cell table:style-name="ce51"/>
          <table:table-cell table:style-name="ce54"/>
          <table:table-cell table:number-columns-repeated="1019"/>
        </table:table-row>
        <table:table-row table:style-name="ro23">
          <table:covered-table-cell table:style-name="ce17"/>
          <table:table-cell table:style-name="ce35" office:value-type="string" table:number-columns-spanned="1" table:number-rows-spanned="7">
            <text:p>Base selections</text:p>
          </table:table-cell>
          <table:table-cell table:style-name="ce42" office:value-type="string">
            <text:p>Middle click in detail-view to select a base:</text:p>
            <text:p>a) in the reference sequence header;</text:p>
            <text:p>b) on an alignment row;</text:p>
            <text:p>c) in an empty alignment list.</text:p>
            <text:p/>
            <text:p>Variations:</text:p>
            <text:p>1) with 0 sequences selected;</text:p>
            <text:p>2) with 1 sequences selected;</text:p>
            <text:p>3) with more than 1 sequence selected.</text:p>
          </table:table-cell>
          <table:table-cell table:style-name="ce42" office:value-type="string">
            <text:p>- The selected base index is highlighted in all rows and headers so that it appears as a column.</text:p>
            <text:p>- The selected base's coordinate is shown in the feedback box on the toolbar.</text:p>
            <text:p>- On releasing the mouse button, the detail-view range scrolls (if possible) so that the selected base is in the centre of the range.</text:p>
            <text:p/>
            <text:p>- Note that in protein mode “base index” here really refers to the peptide index. The nucleotide header will highlight the three nucleotides for the selected codon. Darker highlighting will be used to indicate the actual nucleotide whose coordinate is shown in the feedback box. This coordinate will be the first nucelotide in the selected codon for the active reading frame.</text:p>
            <text:p/>
            <text:p>1) The feedback box on the toolbar will just display the reference sequence coord and some text to indicate that no sequences are selected.</text:p>
            <text:p>2) The feedback box will display the reference sequence coord and also the selected match sequence's name coord at the selected index.</text:p>
            <text:p>3) The feedback box will just display the reference sequence coord and some text to indicate that multiple sequences are selected.</text:p>
            <text:p/>
          </table:table-cell>
          <table:table-cell table:style-name="ce54"/>
          <table:table-cell table:number-columns-repeated="1019"/>
        </table:table-row>
        <table:table-row table:style-name="ro14">
          <table:covered-table-cell table:style-name="ce17"/>
          <table:covered-table-cell table:style-name="ce30"/>
          <table:table-cell table:style-name="ce42" office:value-type="string">
            <text:p>Middle-drag in the detail-view to vary the selection position before releasing to select a base.</text:p>
            <text:p/>
          </table:table-cell>
          <table:table-cell table:style-name="ce42" office:value-type="string">
            <text:p>- The coordinate in the feedback box should update as the mouse is dragged.</text:p>
            <text:p>- The detail-view range will not scroll until the mouse is released.</text:p>
            <text:p/>
          </table:table-cell>
          <table:table-cell table:style-name="ce54"/>
          <table:table-cell table:number-columns-repeated="1019"/>
        </table:table-row>
        <table:table-row table:style-name="ro14">
          <table:covered-table-cell table:style-name="ce17"/>
          <table:covered-table-cell table:style-name="ce30"/>
          <table:table-cell table:style-name="ce42" office:value-type="string">
            <text:p>Scroll the detail-view range to the start of the reference sequence range and then middle-click near the start to select a base.</text:p>
            <text:p/>
          </table:table-cell>
          <table:table-cell table:style-name="ce42" office:value-type="string">
            <text:p>- The base will be selected but the detail-view range will not scroll because it is already at the start.</text:p>
          </table:table-cell>
          <table:table-cell table:style-name="ce54"/>
          <table:table-cell table:number-columns-repeated="1019"/>
        </table:table-row>
        <table:table-row table:style-name="ro14">
          <table:covered-table-cell table:style-name="ce17"/>
          <table:covered-table-cell table:style-name="ce30"/>
          <table:table-cell table:style-name="ce42" office:value-type="string">
            <text:p>Scroll the detail-view range to the end of the reference sequence range and then middle-click near the end to select a base.</text:p>
            <text:p/>
          </table:table-cell>
          <table:table-cell table:style-name="ce42" office:value-type="string">
            <text:p>- The base will be selected but the detail-view range will not scroll because it is already at the end.</text:p>
          </table:table-cell>
          <table:table-cell table:style-name="ce54"/>
          <table:table-cell table:number-columns-repeated="1019"/>
        </table:table-row>
        <table:table-row table:style-name="ro17">
          <table:covered-table-cell table:style-name="ce17"/>
          <table:covered-table-cell table:style-name="ce30"/>
          <table:table-cell table:style-name="ce42" office:value-type="string">
            <text:p>In protein mode, middle-click/drag in the nucleotide header at the top of the detail-view.</text:p>
            <text:p/>
          </table:table-cell>
          <table:table-cell table:style-name="ce42" office:value-type="string">
            <text:p>- The clicked nucleotide will be selected.</text:p>
            <text:p>- The base index for the clicked nucleotide will be selected. Note that this may be an adjacent column to the one the clicked nucelotide is in depending on the active reading frame.</text:p>
            <text:p>- The coordinate in the feedback box will update as the mouse is dragged.</text:p>
            <text:p>- The detail-view will scroll to centre on the selected base when the mouse is released, unless CTRL was pressed.</text:p>
            <text:p/>
          </table:table-cell>
          <table:table-cell table:style-name="ce54"/>
          <table:table-cell table:number-columns-repeated="1019"/>
        </table:table-row>
        <table:table-row table:style-name="ro21">
          <table:covered-table-cell table:style-name="ce17"/>
          <table:covered-table-cell table:style-name="ce30"/>
          <table:table-cell table:style-name="ce42" office:value-type="string">
            <text:p>In protein mode, middle-click on the nucleotide header in:</text:p>
            <text:p>a) row 1;</text:p>
            <text:p>b) row 2;</text:p>
            <text:p>c) row 3;</text:p>
            <text:p/>
            <text:p>to select a nucleotide in that row. Then left-click in each of the 3 detail-view panes to change the active reading frame.</text:p>
            <text:p/>
          </table:table-cell>
          <table:table-cell table:style-name="ce42" office:value-type="string">
            <text:p>- The selected nucelotide will remain the same but a different codon will be selected based on the active reading frame.</text:p>
          </table:table-cell>
          <table:table-cell table:style-name="ce54"/>
          <table:table-cell table:number-columns-repeated="1019"/>
        </table:table-row>
        <table:table-row table:style-name="ro11">
          <table:covered-table-cell table:style-name="ce17"/>
          <table:covered-table-cell table:style-name="ce30"/>
          <table:table-cell table:style-name="ce45" office:value-type="string">
            <text:p>Hold down the CTRL key while middle-clicking in the detail-view.</text:p>
            <text:p/>
          </table:table-cell>
          <table:table-cell table:style-name="ce45" office:value-type="string">
            <text:p>- The clicked base will be selected but the detail-view will not scroll.</text:p>
          </table:table-cell>
          <table:table-cell table:style-name="ce54"/>
          <table:table-cell table:number-columns-repeated="1019"/>
        </table:table-row>
        <table:table-row table:style-name="ro24">
          <table:covered-table-cell table:style-name="ce17"/>
          <table:table-cell table:style-name="ce36"/>
          <table:table-cell table:style-name="ce44"/>
          <table:table-cell table:style-name="ce51"/>
          <table:table-cell table:style-name="ce55"/>
          <table:table-cell table:number-columns-repeated="1019"/>
        </table:table-row>
        <table:table-row table:style-name="ro14">
          <table:covered-table-cell table:style-name="ce17"/>
          <table:table-cell table:style-name="ce31" office:value-type="string" table:number-columns-spanned="1" table:number-rows-spanned="5">
            <text:p>Mixed selections</text:p>
          </table:table-cell>
          <table:table-cell table:style-name="ce46" office:value-type="string">
            <text:p>Middle click on a base (when a row is not selected)</text:p>
            <text:p/>
          </table:table-cell>
          <table:table-cell table:style-name="ce46" office:value-type="string">
            <text:p>- The base number from the ref seq should be shown in the feedback box, with text indicating that a subject is not selected.</text:p>
            <text:p/>
          </table:table-cell>
          <table:table-cell table:style-name="ce54"/>
          <table:table-cell table:number-columns-repeated="1019"/>
        </table:table-row>
        <table:table-row table:style-name="ro14">
          <table:covered-table-cell table:style-name="ce17"/>
          <table:covered-table-cell table:style-name="ce30"/>
          <table:table-cell table:style-name="ce42" office:value-type="string">
            <text:p>Left click on a row (when no base is selected)</text:p>
          </table:table-cell>
          <table:table-cell table:style-name="ce42" office:value-type="string">
            <text:p>- The subject sequence name should be shown in the feedback box, and ALL visible rows whose match is on that strand should be highlighted in the tree view.</text:p>
            <text:p/>
          </table:table-cell>
          <table:table-cell table:style-name="ce54"/>
          <table:table-cell table:number-columns-repeated="1019"/>
        </table:table-row>
        <table:table-row table:style-name="ro11">
          <table:covered-table-cell table:style-name="ce17"/>
          <table:covered-table-cell table:style-name="ce30"/>
          <table:table-cell table:style-name="ce42" office:value-type="string">
            <text:p>Left click on a row when a base is already selected</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14">
          <table:covered-table-cell table:style-name="ce17"/>
          <table:covered-table-cell table:style-name="ce30"/>
          <table:table-cell table:style-name="ce42" office:value-type="string">
            <text:p>Middle click on a base when a row is already selected (click in the SAME tree where the row is selected)</text:p>
            <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14">
          <table:covered-table-cell table:style-name="ce18"/>
          <table:covered-table-cell table:style-name="ce31"/>
          <table:table-cell table:style-name="ce42" office:value-type="string">
            <text:p>Middle click on a base when a row is already selected (click in a DIFFERENT tree to where the selected row is)</text:p>
            <text:p/>
          </table:table-cell>
          <table:table-cell table:style-name="ce42" office:value-type="string">
            <text:p>- Feedback box should update with ref seq base index, subject sequence name and subject sequence base index.</text:p>
            <text:p/>
          </table:table-cell>
          <table:table-cell table:style-name="ce54"/>
          <table:table-cell table:number-columns-repeated="1019"/>
        </table:table-row>
        <table:table-row table:style-name="ro25">
          <table:table-cell table:style-name="ce19"/>
          <table:table-cell table:style-name="ce37"/>
          <table:table-cell table:style-name="ce47" table:number-columns-repeated="2"/>
          <table:table-cell table:style-name="ce55"/>
          <table:table-cell table:number-columns-repeated="1019"/>
        </table:table-row>
        <table:table-row table:style-name="ro13">
          <table:table-cell table:style-name="ce20" office:value-type="string" table:number-columns-spanned="1" table:number-rows-spanned="28">
            <text:p>FIND/GROUP</text:p>
          </table:table-cell>
          <table:table-cell table:style-name="ce35" office:value-type="string" table:number-columns-spanned="1" table:number-rows-spanned="9">
            <text:p>Find</text:p>
          </table:table-cell>
          <table:table-cell table:style-name="ce42" office:value-type="string">
            <text:p>Click on a sequence in Zmap that also exists in Blixem, or select some text that contains a sequence name so that it is copied to the selection buffer. Hit the 'f' shortcut key in Blixem.</text:p>
            <text:p/>
          </table:table-cell>
          <table:table-cell table:style-name="ce42" office:value-type="string">
            <text:p>- The sequence should be selected and the view should scroll to the start of the first alignment in that sequence.</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Try opening the find dialog via all available methods (Ctrl-F or toolbar icon)</text:p>
            <text:p/>
          </table:table-cell>
          <table:table-cell table:style-name="ce42" office:value-type="string">
            <text:p>- All methods should open the Find dialog</text:p>
          </table:table-cell>
          <table:table-cell table:style-name="ce55"/>
          <table:table-cell table:number-columns-repeated="1019"/>
        </table:table-row>
        <table:table-row table:style-name="ro26">
          <table:covered-table-cell table:style-name="ce21"/>
          <table:covered-table-cell table:style-name="ce30"/>
          <table:table-cell table:style-name="ce42" office:value-type="string">
            <text:p>Search for a single sequence name by typing the name in the 'Text search' box on the Find dialog and selecting Name from the 'Search column' drop-down box. Try searching for each of the allowed formats: Em:abc123.1, abc123.1, Em:abc123 or abc123. Also try using wildcards (* for any amount of anything; ? For one of anything)</text:p>
            <text:p/>
          </table:table-cell>
          <table:table-cell table:style-name="ce42" office:value-type="string">
            <text:p>- The sequence should be selected and the view should scroll to the first alignment in that sequence</text:p>
          </table:table-cell>
          <table:table-cell table:style-name="ce55"/>
          <table:table-cell table:number-columns-repeated="1019"/>
        </table:table-row>
        <table:table-row table:style-name="ro15">
          <table:covered-table-cell table:style-name="ce21"/>
          <table:covered-table-cell table:style-name="ce30"/>
          <table:table-cell table:style-name="ce42" office:value-type="string">
            <text:p>Search for multiple sequence names using the 'list search' box on the Find dialog with the Name column selected. The names should be separated by new lines. Try searching for each of the allowed formats: Em:abc123.1, abc123.1, Em:abc123 or abc123. Also try using wildcards</text:p>
            <text:p/>
          </table:table-cell>
          <table:table-cell table:style-name="ce42" office:value-type="string">
            <text:p>- The sequences should be selected and the view should scroll to the first alignment out of those sequences</text:p>
          </table:table-cell>
          <table:table-cell table:style-name="ce55"/>
          <table:table-cell table:number-columns-repeated="1019"/>
        </table:table-row>
        <table:table-row table:style-name="ro26">
          <table:covered-table-cell table:style-name="ce21"/>
          <table:covered-table-cell table:style-name="ce30"/>
          <table:table-cell table:style-name="ce42" office:value-type="string">
            <text:p>Try searching for sequences based on values from each of the other columns available from the 'Search column' drop-down box.</text:p>
            <text:p><text:span text:style-name="T1"/></text:p>
            <text:p><text:span text:style-name="T1">Note: available columns should be: Name, Source, Organism, Gene Name, </text:span><text:span text:style-name="T1">Tissue Type, Strain, Group.</text:span></text:p>
            <text:p><text:span text:style-name="T1"/></text:p>
          </table:table-cell>
          <table:table-cell table:style-name="ce42" office:value-type="string">
            <text:p>- The search should be successful if the search text matches any sequence data for the relevant column</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After performing a sequence search, repeat the search in a forward/backward direction by pressing F3/Shift-F3</text:p>
            <text:p/>
          </table:table-cell>
          <table:table-cell table:style-name="ce42" office:value-type="string">
            <text:p>- The display should scroll to the nearest start/end point of the next match in the direction indicated. (Equivalent to Ctrl-Left and Ctrl-Right when sequences are selected.)</text:p>
            <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Search for a string of nucleotides in the reference sequence using the 'DNA search' box on the Find dialog. Hit the 'OK' button to perform the search.</text:p>
            <text:p/>
          </table:table-cell>
          <table:table-cell table:style-name="ce42" office:value-type="string">
            <text:p>- The view should scroll to the first matching occurance of the string in the reference sequence. </text:p>
          </table:table-cell>
          <table:table-cell table:style-name="ce55"/>
          <table:table-cell table:number-columns-repeated="1019"/>
        </table:table-row>
        <table:table-row table:style-name="ro15">
          <table:covered-table-cell table:style-name="ce21"/>
          <table:covered-table-cell table:style-name="ce30"/>
          <table:table-cell table:style-name="ce42" office:value-type="string">
            <text:p>Repeat the above DNA search but try using the Forward/Back buttons. Try repeatedly pressing Forward/Back to find further occurances.</text:p>
            <text:p/>
          </table:table-cell>
          <table:table-cell table:style-name="ce42" office:value-type="string">
            <text:p>- The view should scroll to the nearest matching occurance of the string in the direction indicated. When it runs out of matches in a particular direction it will scroll round to the beginning again.</text:p>
            <text:p>- The search will start from the currently selected base index, if there is one selected; if not, it will start from the left edge of the current detail-view range for a forward search or the right edge for a backward search.</text:p>
            <text:p/>
          </table:table-cell>
          <table:table-cell table:style-name="ce55"/>
          <table:table-cell table:number-columns-repeated="1019"/>
        </table:table-row>
        <table:table-row table:style-name="ro14">
          <table:covered-table-cell table:style-name="ce21"/>
          <table:covered-table-cell table:style-name="ce30"/>
          <table:table-cell table:style-name="ce45" office:value-type="string">
            <text:p>After performing a DNA search, repeat the search in a forward/backward direction by pressing F3/Shift-F3</text:p>
            <text:p/>
          </table:table-cell>
          <table:table-cell table:style-name="ce45" office:value-type="string">
            <text:p>- The view should scroll to the nearest matching occurance of the string in the direction indicated. When it runs out of matches in a particular direction it will scroll round to the beginning again.</text:p>
            <text:p/>
          </table:table-cell>
          <table:table-cell table:style-name="ce55"/>
          <table:table-cell table:number-columns-repeated="1019"/>
        </table:table-row>
        <table:table-row table:style-name="ro27">
          <table:covered-table-cell table:style-name="ce22"/>
          <table:table-cell table:style-name="ce36"/>
          <table:table-cell table:style-name="ce44"/>
          <table:table-cell table:style-name="ce51"/>
          <table:table-cell table:style-name="ce55"/>
          <table:table-cell table:number-columns-repeated="1019"/>
        </table:table-row>
        <table:table-row table:style-name="ro27">
          <table:covered-table-cell table:style-name="ce22"/>
          <table:table-cell table:style-name="ce35" office:value-type="string" table:number-columns-spanned="1" table:number-rows-spanned="12">
            <text:p>Groups</text:p>
          </table:table-cell>
          <table:table-cell table:style-name="ce48" office:value-type="string" table:number-columns-spanned="2" table:number-rows-spanned="1">
            <text:p>Note that the grouping functionality is somewhat basic and behaviour is ambiguous if the same sequence is added to more than one group</text:p>
          </table:table-cell>
          <table:covered-table-cell table:style-name="ce52"/>
          <table:table-cell table:style-name="ce55"/>
          <table:table-cell table:number-columns-repeated="1019"/>
        </table:table-row>
        <table:table-row table:style-name="ro14">
          <table:covered-table-cell table:style-name="ce21"/>
          <table:covered-table-cell table:style-name="ce30"/>
          <table:table-cell table:style-name="ce46" office:value-type="string">
            <text:p>With no groups set up, open the Groups dialog by pressing Ctrl-G or using the context menu option.</text:p>
            <text:p/>
          </table:table-cell>
          <table:table-cell table:style-name="ce46" office:value-type="string">
            <text:p>- The Gropus dialog should open on the Create Group tab when there are no groups existing.</text:p>
            <text:p/>
          </table:table-cell>
          <table:table-cell table:style-name="ce55"/>
          <table:table-cell table:number-columns-repeated="1019"/>
        </table:table-row>
        <table:table-row table:style-name="ro11">
          <table:covered-table-cell table:style-name="ce21"/>
          <table:covered-table-cell table:style-name="ce30"/>
          <table:table-cell table:style-name="ce42" office:value-type="string">
            <text:p>Open the Create Group dialog tab using the menu option or Shift-Ctrl-G.</text:p>
            <text:p/>
          </table:table-cell>
          <table:table-cell table:style-name="ce42" office:value-type="string">
            <text:p>- The Groups dialog should open on the Create Group tab.</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With no sequences selected, open the Create Group dialog tab. <text:s/>Select the 'From selection' option and click Ok.</text:p>
            <text:p/>
          </table:table-cell>
          <table:table-cell table:style-name="ce42" office:value-type="string">
            <text:p>- You should get an error because there were no sequences selected.</text:p>
            <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Select some sequences and open the Create Group dialog tab. <text:s/>Select the 'From selection' option and click Ok.</text:p>
          </table:table-cell>
          <table:table-cell table:style-name="ce42" office:value-type="string">
            <text:p>- A group will be created containing all of the selected sequences.</text:p>
            <text:p>- The group will have the default group colour and the sequences will be highlighted in this colour in the detail-view and in the big-picture.</text:p>
            <text:p/>
          </table:table-cell>
          <table:table-cell table:style-name="ce55"/>
          <table:table-cell table:number-columns-repeated="1019"/>
        </table:table-row>
        <table:table-row table:style-name="ro28">
          <table:covered-table-cell table:style-name="ce21"/>
          <table:covered-table-cell table:style-name="ce30"/>
          <table:table-cell table:style-name="ce42" office:value-type="string">
            <text:p>Open the Create Group dialog tab. <text:s/>Select the 'Text search' option and enter some sequence data to search for, and select the relevant column from the drop-down box. <text:s/>Click OK.</text:p>
            <text:p/>
            <text:p>Variations:</text:p>
            <text:p><text:s text:c="2"/>1) Try clicking Apply instead of OK.</text:p>
            <text:p><text:s text:c="2"/>2) Try searching for each of the allowed formats in the Name column: Em:abc123.1, abc123.1, Em:abc123 or abc123. Also try using wildcards.</text:p>
            <text:p><text:s text:c="2"/>3) Try searching for a sequence name that does not exist.</text:p>
            <text:p><text:span text:style-name="T1"><text:s text:c="2"/></text:span><text:span text:style-name="T1">4) Try searching by the Group column, where the search text is an </text:span><text:span text:style-name="T1">existing group name.</text:span></text:p>
            <text:p/>
          </table:table-cell>
          <table:table-cell table:style-name="ce42" office:value-type="string">
            <text:p>- If the sequence is found then a group will be created and the sequence will be added to the group.</text:p>
            <text:p/>
            <text:p><text:s text:c="2"/>1) When you click Apply, the dialog is not closed. <text:s/>It changes to the 'Edit groups' tab so that you can see the group you just created.</text:p>
            <text:p><text:s text:c="2"/>2) If several sequences are found that match the pattern, then they will all be added to the group.</text:p>
            <text:p><text:s text:c="2"/>3) If no sequences are found, no group will be created. <text:s/>You will get an error message informing you as such and the Groups dialog will remain open on the 'Create group' tab.</text:p>
            <text:p><text:span text:style-name="T1"><text:s text:c="2"/></text:span><text:span text:style-name="T1">4) All sequences in the found group(s) will be added to the new group. <text:s/></text:span><text:span text:style-name="T1">This effectively duplicates (or creates a union of) existing group(s). <text:s/></text:span><text:span text:style-name="T1">Someday this may be useful behaviour but at the moment having the </text:span><text:span text:style-name="T1">same sequences appearing in multiple groups can lead to unexpected </text:span><text:span text:style-name="T1">behaviour.</text:span></text:p>
          </table:table-cell>
          <table:table-cell table:style-name="ce55"/>
          <table:table-cell table:number-columns-repeated="1019"/>
        </table:table-row>
        <table:table-row table:style-name="ro26">
          <table:covered-table-cell table:style-name="ce21"/>
          <table:covered-table-cell table:style-name="ce30"/>
          <table:table-cell table:style-name="ce42" office:value-type="string">
            <text:p>Open the Create Group dialog tab. <text:s/>Select the 'list search' option and enter a list of sequence items to search for, separated by newlines, and select the relevant column to search in in the 'Search column' drop down box. <text:s/>Try searching for each of the allowed formats in the Name column: Em:abc123.1, abc123.1, Em:abc123 or abc123. Also try using wildcards.</text:p>
            <text:p/>
          </table:table-cell>
          <table:table-cell table:style-name="ce42" office:value-type="string">
            <text:p>- If sequences are found, a group will be created and all found sequences will be added to it.</text:p>
            <text:p/>
          </table:table-cell>
          <table:table-cell table:style-name="ce55"/>
          <table:table-cell table:number-columns-repeated="1019"/>
        </table:table-row>
        <table:table-row table:style-name="ro16">
          <table:covered-table-cell table:style-name="ce21"/>
          <table:covered-table-cell table:style-name="ce30"/>
          <table:table-cell table:style-name="ce42" office:value-type="string">
            <text:p>With a group set up, open the Groups dialog. <text:s/>Try editing the following settings and then clicking Apply:</text:p>
            <text:p><text:s text:c="2"/>a) Hide</text:p>
            <text:p><text:s text:c="2"/>b) Highlight</text:p>
            <text:p><text:s text:c="2"/>c) Colour</text:p>
            <text:p/>
          </table:table-cell>
          <table:table-cell table:style-name="ce42" office:value-type="string">
            <text:p>- The Groups dialog should open on the 'Edit groups' tab by default.</text:p>
            <text:p>- The group you set up should be shown on this tab.</text:p>
            <text:p>- Applying the settings should save them so that they are the same the next time you open the Groups dialog.</text:p>
            <text:p/>
            <text:p><text:s text:c="2"/>a) Ticking the Hide option will hide all sequences in the group. <text:s/>Un-ticking it will re-show them.</text:p>
            <text:p><text:s text:c="2"/>b) Ticking the Highlight option will highlight the sequences in the group colour. <text:s/>Un-ticking it will remove the highlighting.</text:p>
            <text:p><text:s text:c="2"/>c) Changing the group colour will change which colour the sequences in that group are highlighted in. <text:s/>If the Highlight option is not ticked, this will have no effect.</text:p>
            <text:p/>
          </table:table-cell>
          <table:table-cell table:style-name="ce55"/>
          <table:table-cell table:number-columns-repeated="1019"/>
        </table:table-row>
        <table:table-row table:style-name="ro29">
          <table:covered-table-cell table:style-name="ce21"/>
          <table:covered-table-cell table:style-name="ce30"/>
          <table:table-cell table:style-name="ce42" office:value-type="string">
            <text:p>With two or more groups set up, open the Groups dialog. <text:s/>Tick the 'Hide all sequences not in a group' option and click Ok or Apply.</text:p>
            <text:p><text:span text:style-name="T1"/></text:p>
            <text:p><text:span text:style-name="T1">Then:</text:span></text:p>
            <text:p><text:span text:style-name="T1"><text:s text:c="2"/></text:span><text:span text:style-name="T1">1) Open the Groups dialog again and tick Hide for one of the groups.</text:span></text:p>
            <text:p><text:span text:style-name="T1"><text:s text:c="2"/></text:span><text:span text:style-name="T1">2) Open the dialog again and un-tick 'Hide all sequences not in a group'.</text:span></text:p>
            <text:p><text:span text:style-name="T1"/></text:p>
          </table:table-cell>
          <table:table-cell table:style-name="ce42" office:value-type="string">
            <text:p>- All sequences should be hidden from the detail-view unless they are in a group.</text:p>
            <text:p><text:span text:style-name="T1"/></text:p>
            <text:p><text:span text:style-name="T1"><text:s text:c="2"/></text:span><text:span text:style-name="T1">1) Sequences that are in the Hidden group should now also be hidden in </text:span><text:span text:style-name="T1">the detail-view.</text:span></text:p>
            <text:p><text:span text:style-name="T1"><text:s text:c="2"/></text:span><text:span text:style-name="T1">2) All sequences should now re-appear, apart from those in the Hidden </text:span><text:span text:style-name="T1">group.</text:span></text:p>
          </table:table-cell>
          <table:table-cell table:style-name="ce55"/>
          <table:table-cell table:number-columns-repeated="1019"/>
        </table:table-row>
        <table:table-row table:style-name="ro13">
          <table:covered-table-cell table:style-name="ce21"/>
          <table:covered-table-cell table:style-name="ce30"/>
          <table:table-cell table:style-name="ce42" office:value-type="string">
            <text:p>Set up several groups and then open the Groups dialog. <text:s/>Change the Order setting for each group to something different. <text:s/>Then close the Groups dialog and select 'Group' from the 'Sort by' drop down box on the Sort menu.</text:p>
            <text:p/>
          </table:table-cell>
          <table:table-cell table:style-name="ce42" office:value-type="string">
            <text:p>- The sequences should be sorted according to their group's order number, with lower order numbers appearing first.</text:p>
            <text:p>- Sequences in a group will be sorted before those not in a group.</text:p>
            <text:p>- This default sort order will be reversed if the 'Invert sort order' option on the Settings dialog is checked. </text:p>
          </table:table-cell>
          <table:table-cell table:style-name="ce55"/>
          <table:table-cell table:number-columns-repeated="1019"/>
        </table:table-row>
        <table:table-row table:style-name="ro15">
          <table:covered-table-cell table:style-name="ce21"/>
          <table:covered-table-cell table:style-name="ce30"/>
          <table:table-cell table:style-name="ce42" office:value-type="string">
            <text:p>With some groups set up, open the Groups dialog and delete an individual group using the 'Delete' button next to that group.</text:p>
            <text:p/>
          </table:table-cell>
          <table:table-cell table:style-name="ce42" office:value-type="string">
            <text:p>- All sequences that were in the group will be removed from the group, and the group will be deleted.</text:p>
            <text:p>- The Groups dialog should remain open so that the user can continue making changes to the remaining groups.</text:p>
            <text:p>- When the last group is deleted, the Groups dialog should switch to the Create Group tab or close, since there will be nothing left of interest on the Edit Groups tab.</text:p>
            <text:p/>
          </table:table-cell>
          <table:table-cell table:style-name="ce55"/>
          <table:table-cell table:number-columns-repeated="1019"/>
        </table:table-row>
        <table:table-row table:style-name="ro14">
          <table:covered-table-cell table:style-name="ce21"/>
          <table:covered-table-cell table:style-name="ce30"/>
          <table:table-cell table:style-name="ce45" office:value-type="string">
            <text:p>With some groups set up, open the Groups dialog and delete all groups using the 'Delete all groups' button.</text:p>
            <text:p/>
          </table:table-cell>
          <table:table-cell table:style-name="ce45" office:value-type="string">
            <text:p>- All sequences will be removed from groups, and all groups will be deleted.</text:p>
            <text:p>- The Groups dialog will close.</text:p>
          </table:table-cell>
          <table:table-cell table:style-name="ce55"/>
          <table:table-cell table:number-columns-repeated="1019"/>
        </table:table-row>
        <table:table-row table:style-name="ro30">
          <table:covered-table-cell table:style-name="ce21"/>
          <table:table-cell table:style-name="ce30"/>
          <table:table-cell table:style-name="ce45" office:value-type="string">
            <text:p>Create a group by finding sequences by a search (as opposed to from an existing selection). <text:s/>Then perform a find-again operation:</text:p>
            <text:p><text:span text:style-name="T1"><text:s text:c="2"/></text:span><text:span text:style-name="T1">a) when there has not been a previous Find;</text:span></text:p>
            <text:p><text:span text:style-name="T1"><text:s text:c="2"/></text:span><text:span text:style-name="T1">b) after performing a Find before you created the group.</text:span></text:p>
            <text:p><text:span text:style-name="T1"/></text:p>
          </table:table-cell>
          <table:table-cell table:style-name="ce45" office:value-type="string">
            <text:p>- Creating a group should not affect the find-again operation.</text:p>
            <text:p><text:span text:style-name="T1"><text:s text:c="2"/></text:span><text:span text:style-name="T1">a) find-again should do nothing</text:span></text:p>
            <text:p><text:span text:style-name="T1"><text:s text:c="2"/></text:span><text:span text:style-name="T1">b) find-again should repeat the previous Find operation (NOT the search </text:span><text:span text:style-name="T1">that you did to create the group)</text:span></text:p>
          </table:table-cell>
          <table:table-cell table:style-name="ce55"/>
          <table:table-cell table:number-columns-repeated="1019"/>
        </table:table-row>
        <table:table-row table:style-name="ro5">
          <table:covered-table-cell table:style-name="ce22"/>
          <table:table-cell table:style-name="ce36"/>
          <table:table-cell table:style-name="ce44"/>
          <table:table-cell table:style-name="ce51"/>
          <table:table-cell table:style-name="ce55"/>
          <table:table-cell table:number-columns-repeated="1019"/>
        </table:table-row>
        <table:table-row table:style-name="ro14">
          <table:covered-table-cell table:style-name="ce21"/>
          <table:table-cell table:style-name="ce31" office:value-type="string" table:number-columns-spanned="1" table:number-rows-spanned="4">
            <text:p>Match-set group</text:p>
          </table:table-cell>
          <table:table-cell table:style-name="ce46" office:value-type="string">
            <text:p>Select one or more sequences and hit the 'g' key or select the 'Toggle match set group' option from the context menu.</text:p>
            <text:p/>
          </table:table-cell>
          <table:table-cell table:style-name="ce46" office:value-type="string">
            <text:p>- The selected sequences should be added to a special group called 'match set'.</text:p>
            <text:p>- They will be highlighted in the default match-set colour.</text:p>
          </table:table-cell>
          <table:table-cell table:style-name="ce55"/>
          <table:table-cell table:number-columns-repeated="1019"/>
        </table:table-row>
        <table:table-row table:style-name="ro14">
          <table:covered-table-cell table:style-name="ce21"/>
          <table:covered-table-cell table:style-name="ce30"/>
          <table:table-cell table:style-name="ce42" office:value-type="string">
            <text:p>With a match-set group set up, hit the 'g' key or 'Toggle match set group' menu option again.</text:p>
            <text:p/>
          </table:table-cell>
          <table:table-cell table:style-name="ce42" office:value-type="string">
            <text:p>- The match-set group will be disabled and the seqeunces will no longer be highlighted.</text:p>
          </table:table-cell>
          <table:table-cell table:style-name="ce55"/>
          <table:table-cell table:number-columns-repeated="1019"/>
        </table:table-row>
        <table:table-row table:style-name="ro17">
          <table:covered-table-cell table:style-name="ce21"/>
          <table:covered-table-cell table:style-name="ce30"/>
          <table:table-cell table:style-name="ce42" office:value-type="string">
            <text:p><text:s text:c="2"/>a) With a match-set group set up open the Groups dialog and edit the Hide, Highlight and Colour properties of the match-set group</text:p>
            <text:p><text:s text:c="2"/>b) Close the Groups dialog and toggle the match-set group off.</text:p>
            <text:p><text:s text:c="2"/>c) Select a different sequence and toggle the match-set group on again.</text:p>
            <text:p/>
          </table:table-cell>
          <table:table-cell table:style-name="ce42" office:value-type="string">
            <text:p><text:s text:c="2"/>a) The match-set group will be shown on the Edit Groups tab. <text:s/>Editing the properties will have the same effect as for any group.</text:p>
            <text:p><text:s text:c="2"/>b) The match-set group will be disabled and all sequences removed from it.</text:p>
            <text:p><text:s text:c="2"/>c) The match-set group will be enabled and the new sequences added to it. <text:s/>The edits that you made to the match-set group properties will be persistent.</text:p>
            <text:p><text:span text:style-name="T5"/></text:p>
          </table:table-cell>
          <table:table-cell table:style-name="ce55"/>
          <table:table-cell table:number-columns-repeated="1019"/>
        </table:table-row>
        <table:table-row table:style-name="ro8">
          <table:covered-table-cell table:style-name="ce21"/>
          <table:covered-table-cell table:style-name="ce31"/>
          <table:table-cell table:style-name="ce42" office:value-type="string">
            <text:p>Set up a match-set group and edit some of the properties, e.g. the colour, from the Groups dialog and apply the changes. <text:s/>Open the Groups dialog again and delete the match-set group. <text:s/>Then set up another match-set group in the usual way (by pressing 'g' or using the 'Toggle match set group' option).</text:p>
            <text:p/>
          </table:table-cell>
          <table:table-cell table:style-name="ce42" office:value-type="string">
            <text:p>- When you delete the match-set group it will genuinely be deleted rather than just being turned off. <text:s/>The sequences will be removed from the group and the group will not appear in the Groups dialog. <text:s/>This effectively toggles the match-set group off too.</text:p>
            <text:p>- The match-set group will be recreated the next time it is required, i.e. when you toggle it on again. <text:s/>The new match-set group will <text:span text:style-name="T2">not</text:span><text:span text:style-name="T3"> inherit the </text:span><text:span text:style-name="T3">changes that you made to original group's properties; they will revert to </text:span><text:span text:style-name="T3">the default values.</text:span></text:p>
            <text:p><text:span text:style-name="T3"/></text:p>
          </table:table-cell>
          <table:table-cell table:style-name="ce55"/>
          <table:table-cell table:number-columns-repeated="1019"/>
        </table:table-row>
        <table:table-row table:style-name="ro31">
          <table:table-cell table:style-name="ce15"/>
          <table:table-cell table:style-name="ce33" table:number-columns-repeated="3"/>
          <table:table-cell table:number-columns-repeated="1020"/>
        </table:table-row>
        <table:table-row table:style-name="ro15">
          <table:table-cell table:style-name="ce23" office:value-type="string" table:number-columns-spanned="1" table:number-rows-spanned="31">
            <text:p>SETTINGS</text:p>
          </table:table-cell>
          <table:table-cell table:style-name="ce29" office:value-type="string" table:number-columns-spanned="1" table:number-rows-spanned="6">
            <text:p>Variations</text:p>
          </table:table-cell>
          <table:table-cell table:style-name="ce42" office:value-type="string">
            <text:p>Open the Settings dialog and tick the 'Highlight variations' option. Scroll to a region on the reference sequence where there are variations (i.e. SNPs, insertions or deletions; note that these must have been passed in the input GFF file).</text:p>
            <text:p/>
          </table:table-cell>
          <table:table-cell table:style-name="ce42" office:value-type="string">
            <text:p>- Nucleotides in the reference sequence header that have variations against them should be shown with an orange box around them.</text:p>
          </table:table-cell>
          <table:table-cell table:style-name="ce54"/>
          <table:table-cell table:number-columns-repeated="1019"/>
        </table:table-row>
        <table:table-row table:style-name="ro13">
          <table:covered-table-cell table:style-name="ce24"/>
          <table:covered-table-cell table:style-name="ce30"/>
          <table:table-cell table:style-name="ce42" office:value-type="string">
            <text:p>Hover over a nucelotide in the reference seqeunce that has a variation highlighted. Then move the mouse pointer off that nucleotide.</text:p>
            <text:p/>
          </table:table-cell>
          <table:table-cell table:style-name="ce42" office:value-type="string">
            <text:p>- The variation name and sequence details should be shown in the feedback area on the toolbar.</text:p>
            <text:p>- The coord you are hovering over should also be shown in the feedback area.</text:p>
            <text:p>- When you move the mouse pointer off the nucelotide, the feedback area should blank out.</text:p>
            <text:p/>
          </table:table-cell>
          <table:table-cell table:style-name="ce54"/>
          <table:table-cell table:number-columns-repeated="1019"/>
        </table:table-row>
        <table:table-row table:style-name="ro17">
          <table:covered-table-cell table:style-name="ce24"/>
          <table:covered-table-cell table:style-name="ce30"/>
          <table:table-cell table:style-name="ce42" office:value-type="string">
            <text:p>Click on a nucelotide in the reference seqeunce that has a variation highlighted. Then move the mouse pointer off the nucleotide. Then middle-click somewhere else in the detail-view. Then left-click somewhere else in the detail-view.</text:p>
            <text:p/>
          </table:table-cell>
          <table:table-cell table:style-name="ce42" office:value-type="string">
            <text:p>- The variation details should be shown in the feedback box on the toolbar.</text:p>
            <text:p>- The reference sequence coord you selected should also be shown in the feedback box.</text:p>
            <text:p>- When you move the mouse pointer off the nucleotide, the info should remain in the feedback box.</text:p>
            <text:p>- Only when you left-click somewhere else should the variation details be removed from the feedback box (although middle-clicking elsewhere will cause the reference seqeunce coord to change).</text:p>
            <text:p/>
          </table:table-cell>
          <table:table-cell table:style-name="ce54"/>
          <table:table-cell table:number-columns-repeated="1019"/>
        </table:table-row>
        <table:table-row table:style-name="ro13">
          <table:covered-table-cell table:style-name="ce24"/>
          <table:covered-table-cell table:style-name="ce30"/>
          <table:table-cell table:style-name="ce42" office:value-type="string">
            <text:p>Open the Settings dialog and tick both the 'Highlight variations' and 'Show variations track' options. Scroll to a region on the reference sequence where there are variations.</text:p>
            <text:p/>
          </table:table-cell>
          <table:table-cell table:style-name="ce42" office:value-type="string">
            <text:p>- An additional line (the variations track) should appear above each nucleotide header (that is, the yellow reference seqeunce headers in nucleotide mode or the nucleotide header at the top of the detail-view in protein mode).</text:p>
            <text:p>- The variations track should show the alternative bases for each variation that is highlighted in the reference sequence.</text:p>
          </table:table-cell>
          <table:table-cell table:style-name="ce54"/>
          <table:table-cell table:number-columns-repeated="1019"/>
        </table:table-row>
        <table:table-row table:style-name="ro15">
          <table:covered-table-cell table:style-name="ce24"/>
          <table:covered-table-cell table:style-name="ce30"/>
          <table:table-cell table:style-name="ce42" office:value-type="string">
            <text:p>Un-tick the 'Highlight variations' box in the Settings dialog and try to change the 'Show variations track' setting.</text:p>
          </table:table-cell>
          <table:table-cell table:style-name="ce42" office:value-type="string">
            <text:p>- You should not be able to change the 'Show variations track' setting if 'Highlight variations in reference sequence' is not enabled.</text:p>
            <text:p>- Variations should not be highlighted and the variations track should not be shown if 'Highlight variations' is not enabled, even if 'Show variations track' is enabled.</text:p>
            <text:p/>
          </table:table-cell>
          <table:table-cell table:style-name="ce54"/>
          <table:table-cell table:number-columns-repeated="1019"/>
        </table:table-row>
        <table:table-row table:style-name="ro21">
          <table:covered-table-cell table:style-name="ce24"/>
          <table:covered-table-cell table:style-name="ce31"/>
          <table:table-cell table:style-name="ce42" office:value-type="string">
            <text:p>With both 'Highlight variations' and 'Show variations track' options off, double click on the reference sequence header. <text:s/>Then double-click the header again.</text:p>
            <text:p/>
            <text:p><text:s text:c="2"/>1) Try this with the Settings dialog open in the background.</text:p>
            <text:p><text:s text:c="2"/>2) Check that the double-click works from any of the yellow reference sequence headers and (for protein mode) the nucelotide header at the top of the detail-view.</text:p>
          </table:table-cell>
          <table:table-cell table:style-name="ce42" office:value-type="string">
            <text:p>- Double-clicking the header will turn on both 'Show variations track' and 'Highlight variations' options.</text:p>
            <text:p>- Double-clicking again will turn off the 'Show variations track' option. However, the 'Highlight variations' option will remain on and can only be turned off from the settings dialog.</text:p>
            <text:p/>
            <text:p><text:s text:c="2"/>1) The check-boxes in the Settings dialog should dynamically update when you turn options on and off by double-clicking the header.</text:p>
            <text:p/>
            <text:p/>
          </table:table-cell>
          <table:table-cell table:style-name="ce54"/>
          <table:table-cell table:number-columns-repeated="1019"/>
        </table:table-row>
        <table:table-row table:style-name="ro5">
          <table:covered-table-cell table:style-name="ce24"/>
          <table:table-cell table:style-name="ce34"/>
          <table:table-cell table:style-name="ce44"/>
          <table:table-cell table:style-name="ce51"/>
          <table:table-cell table:style-name="ce54"/>
          <table:table-cell table:number-columns-repeated="1019"/>
        </table:table-row>
        <table:table-row table:style-name="ro18">
          <table:covered-table-cell table:style-name="ce24"/>
          <table:table-cell table:style-name="ce35" office:value-type="string">
            <text:p>PolyA tails</text:p>
          </table:table-cell>
          <table:table-cell table:style-name="ce42" office:value-type="string">
            <text:p>Tick the 'Show polyA tails' option and in the Settings dialog and scroll to a region of the reference sequence where there is a match sequence with a polyA tail corresponding to a polyA site and polyA signal from the input GFF file. <text:s/>Make sure the 'Selected sequence only' sub option is <text:span text:style-name="T2">NOT</text:span><text:span text:style-name="T3"> </text:span><text:span text:style-name="T3">selected.</text:span></text:p>
            <text:p><text:span text:style-name="T3"/></text:p>
            <text:p><text:span text:style-name="T3">Variations:</text:span></text:p>
            <text:p><text:span text:style-name="T3"><text:s text:c="2"/></text:span><text:span text:style-name="T3">1) Try this with the 'Selected sequences only' option ticked.</text:span></text:p>
            <text:p><text:span text:style-name="T3"/></text:p>
            <text:p><text:span text:style-name="T3"/></text:p>
          </table:table-cell>
          <table:table-cell table:style-name="ce42" office:value-type="string">
            <text:p>- The polyA tail will be shown and highlightedin a different on the match sequence line and the polyA signal will be highlighted in the reference sequence header.</text:p>
            <text:p/>
            <text:p><text:s text:c="2"/>1) The polyA tail and signal sequence will only be shown when the sequence with the polyA tail is selected.</text:p>
            <text:p/>
          </table:table-cell>
          <table:table-cell table:style-name="ce54"/>
          <table:table-cell table:number-columns-repeated="1019"/>
        </table:table-row>
        <table:table-row table:style-name="ro1">
          <table:covered-table-cell table:style-name="ce24"/>
          <table:table-cell table:style-name="ce34"/>
          <table:table-cell table:style-name="ce44"/>
          <table:table-cell table:style-name="ce51"/>
          <table:table-cell table:style-name="ce54"/>
          <table:table-cell table:number-columns-repeated="1019"/>
        </table:table-row>
        <table:table-row table:style-name="ro21">
          <table:covered-table-cell table:style-name="ce24"/>
          <table:table-cell table:style-name="ce29" office:value-type="string">
            <text:p>Show unaligned sequence</text:p>
          </table:table-cell>
          <table:table-cell table:style-name="ce42" office:value-type="string">
            <text:p>Tick the 'Show unaligned sequence' option in the Settings dialog. Un-tick any sub options.</text:p>
            <text:p/>
            <text:p><text:s text:c="2"/>1) Tick the 'Limit to' option and enter, say, 5 bases. Then change this to a different value and click Apply or OK.</text:p>
            <text:p><text:s text:c="2"/>2) Tick the 'Selected sequences only' then select/deselect some rows in the detail-view.</text:p>
            <text:p/>
          </table:table-cell>
          <table:table-cell table:style-name="ce42" office:value-type="string">
            <text:p>- All alignments in the detial-view should show all additional bases from the match sequence that are not part of the alignment.</text:p>
            <text:p/>
            <text:p><text:s text:c="2"/>1) Each row should only show at the maximum 5 additional bases at each end of the alignment. <text:s/>The number of bases shown should update when you change the value in the Settings dialog.</text:p>
            <text:p><text:s text:c="2"/>2) Only rows that are selected should show additional bases.</text:p>
          </table:table-cell>
          <table:table-cell table:style-name="ce54"/>
          <table:table-cell table:number-columns-repeated="1019"/>
        </table:table-row>
        <table:table-row table:style-name="ro24">
          <table:covered-table-cell table:style-name="ce25"/>
          <table:table-cell table:style-name="ce36"/>
          <table:table-cell table:style-name="ce44"/>
          <table:table-cell table:style-name="ce51"/>
          <table:table-cell table:style-name="ce55"/>
          <table:table-cell table:number-columns-repeated="1019"/>
        </table:table-row>
        <table:table-row table:style-name="ro8">
          <table:covered-table-cell table:style-name="ce24"/>
          <table:table-cell table:style-name="ce35" office:value-type="string">
            <text:p>Splice sites</text:p>
          </table:table-cell>
          <table:table-cell table:style-name="ce45" office:value-type="string">
            <text:p>Tick the 'Show splice sites' option in the Settings dialog. <text:s/>Select a match sequence that has multiple alignments on it and scroll to the start/end of each alignment in that sequence (e.g. using the Ctrl-left and Ctrl-right keys).</text:p>
            <text:p/>
            <text:p>Variations:</text:p>
            <text:p><text:s text:c="2"/>1) Try selecting multiple sequences.</text:p>
            <text:p/>
          </table:table-cell>
          <table:table-cell table:style-name="ce45" office:value-type="string">
            <text:p>- The two bases from the intron adjacent to the alignment should be highlighted in the reference sequence at the start/end of each alignment, apart from at the 5' and 3' ends.</text:p>
            <text:p>- The intron bases should be highlighted in green if they are canonical or red if non-canonical.</text:p>
            <text:p>- Note that the highlighting should only be in the reference sequence header for the correct strand.</text:p>
            <text:p/>
            <text:p><text:s text:c="2"/>1) The splice sites for all of the selected sequences should be highlighted.</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14">
          <table:covered-table-cell table:style-name="ce24"/>
          <table:table-cell table:style-name="ce31" office:value-type="string">
            <text:p>Highlight Differences</text:p>
          </table:table-cell>
          <table:table-cell table:style-name="ce46" office:value-type="string">
            <text:p>Try toggling the 'Highlight differences' option (in the Settings dialog) on and off.</text:p>
          </table:table-cell>
          <table:table-cell table:style-name="ce46" office:value-type="string">
            <text:p>- Bases that match are no longer shown. The colours for match/mismatch are swapped, so that mismatching bases and deletions really stand out. Insertions and conserved matches are shown the same as before.</text:p>
            <text:p/>
          </table:table-cell>
          <table:table-cell table:style-name="ce54"/>
          <table:table-cell table:number-columns-repeated="1019"/>
        </table:table-row>
        <table:table-row table:style-name="ro1">
          <table:covered-table-cell table:style-name="ce24"/>
          <table:table-cell table:style-name="ce29"/>
          <table:table-cell table:style-name="ce42" table:number-columns-repeated="2"/>
          <table:table-cell table:style-name="ce54"/>
          <table:table-cell table:number-columns-repeated="1019"/>
        </table:table-row>
        <table:table-row table:style-name="ro21">
          <table:covered-table-cell table:style-name="ce24"/>
          <table:table-cell table:style-name="ce35" office:value-type="string">
            <text:p>Squash matches</text:p>
          </table:table-cell>
          <table:table-cell table:style-name="ce45" office:value-type="string">
            <text:p>Make sure there are multiple alignments from the same match sequence, and scroll to a position where at least two alignments on the same sequence are both visible in the detail view at the same time and in the same pane. Then select the Squash Matches option. Then unselect the Squash Matches option.</text:p>
            <text:p/>
            <text:p>Variations:</text:p>
            <text:p><text:s text:c="2"/>1) Try the same test with/without the match sequence selected.</text:p>
            <text:p/>
          </table:table-cell>
          <table:table-cell table:style-name="ce45" office:value-type="string">
            <text:p>- The matches are originally on separate rows.</text:p>
            <text:p>- After selecting Squash Matches, all alignments from the same sequence should appear on the same row.</text:p>
            <text:p>- When you deselect Squash Matches, things revert to how they were originally.</text:p>
            <text:p/>
            <text:p><text:s text:c="2"/>1) If the sequence was selected, the row selections are updated to indicate that only a single row is selected when Squash Matches is enabled; there should be multiple rows selected when Squash Matches is off.</text:p>
            <text:p/>
            <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32">
          <table:covered-table-cell table:style-name="ce24"/>
          <table:table-cell table:style-name="ce30" office:value-type="string">
            <text:p>Sorting</text:p>
          </table:table-cell>
          <table:table-cell table:style-name="ce49" office:value-type="string">
            <text:p>Open the 'Sort' dialog by clicking the icon on the toolbar. <text:s/>Try selecting each of the options from the 'Sort by' drop-down list and then clicking Apply or OK</text:p>
            <text:p><text:span text:style-name="T1"/></text:p>
            <text:p><text:span text:style-name="T1">Variations:</text:span></text:p>
            <text:p><text:s text:c="2"/>1) For each sort-by option from the drop-down box, try toggling the 'Invert Sort Order' option (in the Settings dialog) on and off.</text:p>
            <text:p><text:span text:style-name="T1"><text:s text:c="2"/></text:span><text:span text:style-name="T1">2) Try adding secondary sort-by columns by entering columns in the 2</text:span><text:span text:style-name="T4">nd</text:span><text:span text:style-name="T1"> </text:span><text:span text:style-name="T1">and 3</text:span><text:span text:style-name="T4">rd</text:span><text:span text:style-name="T1"> drop-down boxes.</text:span></text:p>
            <text:p><text:span text:style-name="T1"><text:s text:c="2"/></text:span><text:span text:style-name="T1">3) Try adding additional drop-down boxes by clicking the 'Add' box.</text:span></text:p>
            <text:p><text:span text:style-name="T1"><text:s text:c="2"/></text:span><text:span text:style-name="T1">4) Try clearing each of the sort-by columns (i.e. by selecting &lt;select </text:span><text:span text:style-name="T1">column&gt; in each of the drop-down boxes) and clicking OK.</text:span></text:p>
            <text:p/>
          </table:table-cell>
          <table:table-cell table:style-name="ce49" office:value-type="string">
            <text:p>- The matches should be sorted accordingly. Note that the default sort order is dependant on the column: the name column is sorted ascending; score and ID are sorted descending; start and end are sorted ascending; other string-based values are sorted ascending (organism, strain etc). </text:p>
            <text:p/>
            <text:p><text:s text:c="2"/>1) Setting the 'Invert sort order' option will reverse the default order.</text:p>
            <text:p><text:s text:c="2"/>2) Sequences should be sorted by the 1<text:span text:style-name="T6">st</text:span> column in the Sort dialog first, then by the 2<text:span text:style-name="T6">nd</text:span> column, then the 3<text:span text:style-name="T6">rd</text:span> etc. <text:s/>If a drop-down box does not have a column selected, then any further drop-down boxes after that will be ignored.</text:p>
            <text:p><text:span text:style-name="T1"><text:s text:c="2"/></text:span><text:span text:style-name="T1">3) Clicking 'Add' should add another drop-down box so that you can </text:span><text:span text:style-name="T1">enter another column to sort by.</text:span></text:p>
            <text:p><text:span text:style-name="T1"><text:s text:c="2"/></text:span><text:span text:style-name="T1">4) Either nothing may happen, or the sequences may become unsorted. <text:s/></text:span><text:span text:style-name="T1">Check that there are no warnings in the terminal.</text:span></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15">
          <table:covered-table-cell table:style-name="ce24"/>
          <table:table-cell table:style-name="ce30" office:value-type="string">
            <text:p>Font</text:p>
          </table:table-cell>
          <table:table-cell table:style-name="ce49" office:value-type="string">
            <text:p>Try changing the detail-view font using the 'Change fixed-width font' option in the Settings dialog. <text:s/>Note that this is really a debug option and is probably not required by most users. <text:s/></text:p>
            <text:p/>
          </table:table-cell>
          <table:table-cell table:style-name="ce49" office:value-type="string">
            <text:p>- The font used in the detail-view should update to use the new font.</text:p>
            <text:p>- Note that Blixem will allow you to select a non-monospace font, in which case match sequences will not be properly aligned. Blixem will warn if you are about to select a non-monospace font, but note that there seem to be occasional issues with the monospace status of a font not being reported correctly by GTK, so this check may not be reliable.</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15">
          <table:covered-table-cell table:style-name="ce24"/>
          <table:table-cell table:style-name="ce30" office:value-type="string">
            <text:p>Fetch mode</text:p>
          </table:table-cell>
          <table:table-cell table:style-name="ce49" office:value-type="string">
            <text:p>Select a different fetch mode from the drop-down box in the Settings dialog. Note that fetching is currently only supported for authorised users within the Sanger Institute. <text:s/>Click ok or apply to apply the setting, and then double-click a row to try the fetch.</text:p>
            <text:p/>
          </table:table-cell>
          <table:table-cell table:style-name="ce49" office:value-type="string">
            <text:p>- pfetch-socket: EMBL file should be fetched using the pfetch server.</text:p>
            <text:p>- pfetch-http: EMBL file should be fetched via the pfetch proxy server.</text:p>
            <text:p>- efetch: obsolete option; should be removed.</text:p>
            <text:p>- WWW-efetch: EMBL file should be opened in a browser.</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21">
          <table:covered-table-cell table:style-name="ce24"/>
          <table:table-cell table:style-name="ce29" office:value-type="string" table:number-columns-spanned="1" table:number-rows-spanned="2">
            <text:p>Columns</text:p>
          </table:table-cell>
          <table:table-cell table:style-name="ce46" office:value-type="string">
            <text:p>Click the 'Load optional data' button in the Settings dialog and then hover over some sequences in the detail-view. <text:s/>Note that this option is only enabled where fetching is enabled.</text:p>
            <text:p/>
          </table:table-cell>
          <table:table-cell table:style-name="ce46" office:value-type="string">
            <text:p>- The optional data should be loaded by fetching and parsing EMBL files.</text:p>
            <text:p>- Hovering over a sequence will show any data that was loaded for that sequence in the feedback area on the toolbar.</text:p>
            <text:p>- Note that EMBL information is inconsistent, so not all sequences will have the same data.</text:p>
            <text:p>- Note that the button will be greyed out and info will already be available in the feedback area if optional data was already loaded on start-up.</text:p>
            <text:p>- Note that if optional data is not loaded, the feedback area will only show the sequence name.</text:p>
            <text:p/>
          </table:table-cell>
          <table:table-cell table:style-name="ce54"/>
          <table:table-cell table:number-columns-repeated="1019"/>
        </table:table-row>
        <table:table-row table:style-name="ro8">
          <table:covered-table-cell table:style-name="ce24"/>
          <table:covered-table-cell table:style-name="ce31"/>
          <table:table-cell table:style-name="ce45" office:value-type="string">
            <text:p>After loading optional data, enable any columns that are currently disabled (i.e. set their widths to non-zero).</text:p>
          </table:table-cell>
          <table:table-cell table:style-name="ce45" office:value-type="string">
            <text:p>- The same data that is shown in the feedback area should also be available to be displayed in columns.</text:p>
            <text:p>- Note that the Organism field should be prefixed with an alias comprising the first letter of each word up to the first non-alpha character.</text:p>
            <text:p>- Note that the Gene Name field should only include the text after "Name=", where this exists.</text:p>
            <text:p>- Note that the optional-data columns should be greyed out in the Settings dialog if optional data is not loaded.</text:p>
            <text:p>- Note that the Source and Group columns are not optional-data columns but are usually off by default.</text:p>
            <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14">
          <table:covered-table-cell table:style-name="ce24"/>
          <table:table-cell table:style-name="ce29" office:value-type="string" table:number-columns-spanned="1" table:number-rows-spanned="2">
            <text:p>Grid properties</text:p>
          </table:table-cell>
          <table:table-cell table:style-name="ce46" office:value-type="string">
            <text:p>Change the range of %ID that is shown on the grid using the 'Max %ID' and 'Min %ID' options on the dialog box.</text:p>
            <text:p/>
          </table:table-cell>
          <table:table-cell table:style-name="ce46" office:value-type="string">
            <text:p>- The grid scale should start/end at the new values.</text:p>
          </table:table-cell>
          <table:table-cell table:style-name="ce54"/>
          <table:table-cell table:number-columns-repeated="1019"/>
        </table:table-row>
        <table:table-row table:style-name="ro17">
          <table:covered-table-cell table:style-name="ce24"/>
          <table:covered-table-cell table:style-name="ce31"/>
          <table:table-cell table:style-name="ce45" office:value-type="string">
            <text:p>Change the scale of the grid using the '%ID per cell' option on the Settings dialog.</text:p>
            <text:p/>
          </table:table-cell>
          <table:table-cell table:style-name="ce45" office:value-type="string">
            <text:p>- The grid scale should change accordingly.</text:p>
            <text:p>- If the grid becomes too big to fit in the allocated big picture area, the big picture should become scrollable.</text:p>
            <text:p>- The grid labels should show integer values of %ID by default but should show decimals if a %ID-per-cell of less than one is set.</text:p>
            <text:p>- Note that the ID column in the detail view shows integers whereas the grid can show decimals.</text:p>
            <text:p/>
          </table:table-cell>
          <table:table-cell table:style-name="ce54"/>
          <table:table-cell table:number-columns-repeated="1019"/>
        </table:table-row>
        <table:table-row table:style-name="ro1">
          <table:covered-table-cell table:style-name="ce25"/>
          <table:table-cell table:style-name="ce36"/>
          <table:table-cell table:style-name="ce44"/>
          <table:table-cell table:style-name="ce51"/>
          <table:table-cell table:style-name="ce55"/>
          <table:table-cell table:number-columns-repeated="1019"/>
        </table:table-row>
        <table:table-row table:style-name="ro14">
          <table:covered-table-cell table:style-name="ce24"/>
          <table:table-cell table:style-name="ce29" office:value-type="string" table:number-columns-spanned="1" table:number-rows-spanned="2">
            <text:p>Appearance</text:p>
          </table:table-cell>
          <table:table-cell table:style-name="ce46" office:value-type="string">
            <text:p>Tick the 'Use print colours' on the Apperance tab in the Settings dialog.</text:p>
            <text:p/>
          </table:table-cell>
          <table:table-cell table:style-name="ce46" office:value-type="string">
            <text:p>- The Blixem window should be shown in greyscale colours for easier printing. <text:s/>Note that the buttons are not converted to greyscale.</text:p>
            <text:p/>
          </table:table-cell>
          <table:table-cell table:style-name="ce54"/>
          <table:table-cell table:number-columns-repeated="1019"/>
        </table:table-row>
        <table:table-row table:style-name="ro14">
          <table:covered-table-cell table:style-name="ce24"/>
          <table:covered-table-cell table:style-name="ce31"/>
          <table:table-cell table:style-name="ce49" office:value-type="string">
            <text:p>Change some of the colours in the Appearance tab. Note that this is mainly a development option because colours cannot be saved.</text:p>
            <text:p/>
          </table:table-cell>
          <table:table-cell table:style-name="ce49" office:value-type="string">
            <text:p>- The colours should update in the Blixem window.</text:p>
          </table:table-cell>
          <table:table-cell table:style-name="ce54"/>
          <table:table-cell table:number-columns-repeated="1019"/>
        </table:table-row>
        <table:table-row table:style-name="ro33">
          <table:table-cell table:style-name="ce11"/>
          <table:table-cell table:style-name="ce33" table:number-columns-repeated="3"/>
          <table:table-cell table:number-columns-repeated="1020"/>
        </table:table-row>
        <table:table-row table:style-name="ro34">
          <table:table-cell table:style-name="ce26" office:value-type="string" table:number-columns-spanned="1" table:number-rows-spanned="31">
            <text:p>GENERAL</text:p>
          </table:table-cell>
          <table:table-cell table:style-name="ce38" office:value-type="string">
            <text:p>Hiding Panes</text:p>
          </table:table-cell>
          <table:table-cell table:style-name="ce42" office:value-type="string">
            <text:p>Use the splitter bar to resize/hide parts of the detail view.</text:p>
          </table:table-cell>
          <table:table-cell table:style-name="ce42" office:value-type="string">
            <text:p>- Other parts of the detail view should expand to fill the gap. You should always be able to see the splitter bar so that you can get the hidden panes back.</text:p>
          </table:table-cell>
          <table:table-cell table:style-name="ce54"/>
          <table:table-cell table:number-columns-repeated="1019"/>
        </table:table-row>
        <table:table-row table:style-name="ro35">
          <table:covered-table-cell table:style-name="ce26"/>
          <table:table-cell table:style-name="ce38"/>
          <table:table-cell table:style-name="ce42" office:value-type="string">
            <text:p>Open the 'View' dialog by pressing 'v' or right-clicking and selecting View. <text:s/>Toggle each section on and off.</text:p>
            <text:p><text:span text:style-name="T1"/></text:p>
            <text:p><text:span text:style-name="T1"><text:s text:c="2"/></text:span><text:span text:style-name="T1">1) Turn on the coverage view and try navigating around the display, </text:span><text:span text:style-name="T1">zooming in etc.</text:span></text:p>
            <text:p><text:span text:style-name="T1"><text:s text:c="2"/></text:span><text:span text:style-name="T1">2) In the Settings dialog, edit the 'Depth per cell' for the coverage view </text:span><text:span text:style-name="T1">and click OK.</text:span></text:p>
            <text:p><text:span text:style-name="T1"/></text:p>
          </table:table-cell>
          <table:table-cell table:style-name="ce42" office:value-type="string">
            <text:p>- The section should disappear/appear as you un-tick/re-tick its check box.</text:p>
            <text:p><text:span text:style-name="T1"/></text:p>
            <text:p><text:span text:style-name="T1"><text:s text:c="2"/></text:span><text:span text:style-name="T1">1) Check that the coverage in the coverage view is correct for the portion </text:span><text:span text:style-name="T1">of screen being displayed. <text:s/>The coverage view should display the same </text:span><text:span text:style-name="T1">range as the big picture, and alignments in the big picture should be </text:span><text:span text:style-name="T1">reflected in the coverage view. <text:s/>Check that a highlight box appears over </text:span><text:span text:style-name="T1">the coverage view to show the current detail-view range. <text:s/>Check that the </text:span><text:span text:style-name="T1">number of alignments in the detail-view is accurately reflected in the </text:span><text:span text:style-name="T1">coverage-view plot for the highlighted section.</text:span></text:p>
            <text:p><text:span text:style-name="T1"><text:s text:c="2"/></text:span><text:span text:style-name="T1">2) <text:s/>The scale of the coverage view should be adjusted according to the </text:span><text:span text:style-name="T1">value you entered.</text:span></text:p>
            <text:p><text:span text:style-name="T1"/></text:p>
          </table:table-cell>
          <table:table-cell table:style-name="ce54"/>
          <table:table-cell table:number-columns-repeated="1019"/>
        </table:table-row>
        <table:table-row table:style-name="ro1">
          <table:covered-table-cell table:style-name="ce26"/>
          <table:table-cell table:style-name="ce39"/>
          <table:table-cell table:style-name="ce44"/>
          <table:table-cell table:style-name="ce51" office:value-type="string">
            <text:p>xf</text:p>
          </table:table-cell>
          <table:table-cell table:style-name="ce54"/>
          <table:table-cell table:number-columns-repeated="1019"/>
        </table:table-row>
        <table:table-row table:style-name="ro13">
          <table:covered-table-cell table:style-name="ce26"/>
          <table:table-cell table:style-name="ce29" office:value-type="string" table:number-columns-spanned="1" table:number-rows-spanned="4">
            <text:p>Exons</text:p>
          </table:table-cell>
          <table:table-cell table:style-name="ce42" office:value-type="string">
            <text:p>Hit the 'b' shortcut key or go to the View menu and toggle the 'Bump Exons' options.</text:p>
            <text:p/>
          </table:table-cell>
          <table:table-cell table:style-name="ce42" office:value-type="string">
            <text:p>- The exon view should be bumped/unbumped.</text:p>
            <text:p>- When bumped, all exons and introns from the same transcript should appear on the same line. <text:s/>(This relies on them having the same Parent or the same Name correctly entered in the input file.)</text:p>
            <text:p/>
          </table:table-cell>
          <table:table-cell table:style-name="ce54"/>
          <table:table-cell table:number-columns-repeated="1019"/>
        </table:table-row>
        <table:table-row table:style-name="ro14">
          <table:covered-table-cell table:style-name="ce26"/>
          <table:covered-table-cell table:style-name="ce30"/>
          <table:table-cell table:style-name="ce42" office:value-type="string">
            <text:p>With exons bumped, zoom in on the big picture so that you're viewing an exon that extends outside both ends of the big picture.</text:p>
            <text:p/>
          </table:table-cell>
          <table:table-cell table:style-name="ce42" office:value-type="string">
            <text:p>- Check that the exon is still shown in the big picture and that the height of the bumped view is correct.</text:p>
          </table:table-cell>
          <table:table-cell table:style-name="ce54"/>
          <table:table-cell table:number-columns-repeated="1019"/>
        </table:table-row>
        <table:table-row table:style-name="ro36">
          <table:covered-table-cell table:style-name="ce26"/>
          <table:covered-table-cell table:style-name="ce30"/>
          <table:table-cell table:style-name="ce42" office:value-type="string">
            <text:p>In the GFF file, specify some transcripts that have some exons that are CDS, some that are UTR, and some that are a combination of the two. <text:s/>View these in Blixem.</text:p>
            <text:p><text:span text:style-name="T1"/></text:p>
            <text:p><text:span text:style-name="T1">a) Scroll the detail-view to a region where there is an exon with both CDS </text:span><text:span text:style-name="T1">and UTR components. Scroll so that the CDS section goes out of range but </text:span><text:span text:style-name="T1">the UTR is still in range, and vice versa.</text:span></text:p>
            <text:p><text:span text:style-name="T1">b) Select a transcript and scroll to the start using Ctrl-Home. Scroll </text:span><text:span text:style-name="T1">through the exons one by one using Ctrl-Right-arrow. Try this for both </text:span><text:span text:style-name="T1">reference sequence strands.</text:span></text:p>
            <text:p><text:span text:style-name="T1"/></text:p>
          </table:table-cell>
          <table:table-cell table:style-name="ce42" office:value-type="string">
            <text:p>- CDS and UTR sections should be colour-coded differently in both the big picture and in the detail view. </text:p>
            <text:p>- Check that introns in the big picture line up correctly with their adjacent exons.</text:p>
            <text:p><text:span text:style-name="T1">- Check that introns in the big picture are coloured correctly according to </text:span><text:span text:style-name="T1">whether they are adjacent to CDS or UTR regions; if only adjacent to CDS </text:span><text:span text:style-name="T1">regions, they should take the CDS colour; if only adjacent to UTR regions, </text:span><text:span text:style-name="T1">they should take the UTR colour; if between CDS and UTR regions, they </text:span><text:span text:style-name="T1">should take the UTR colour.</text:span></text:p>
            <text:p><text:span text:style-name="T1"/></text:p>
            <text:p><text:span text:style-name="T1">a) The CDS and UTR should be on the same row in the detail-view if they </text:span><text:span text:style-name="T1">are in the same exon. The reading frame they are in should be determined </text:span><text:span text:style-name="T1">by the CDS's phase. Scrolling the CDS out of range tests that the UTR has </text:span><text:span text:style-name="T1">been allocated the correct row, because the row should remain visible as </text:span><text:span text:style-name="T1">long as the UTR is in range (and vice versa when scrolling the UTR section </text:span><text:span text:style-name="T1">out of range, leaving just the CDS section visible).</text:span></text:p>
            <text:p><text:span text:style-name="T1">b) Check that the start/end coords and the reading frame are correct for </text:span><text:span text:style-name="T1">each exon.</text:span></text:p>
            <text:p><text:span text:style-name="T1"/></text:p>
          </table:table-cell>
          <table:table-cell table:style-name="ce54"/>
          <table:table-cell table:number-columns-repeated="1019"/>
        </table:table-row>
        <table:table-row table:style-name="ro13">
          <table:covered-table-cell table:style-name="ce26"/>
          <table:covered-table-cell table:style-name="ce31"/>
          <table:table-cell table:style-name="ce42" office:value-type="string">
            <text:p>Select an exon in the detail view. Try selecting multiple exons.</text:p>
            <text:p/>
          </table:table-cell>
          <table:table-cell table:style-name="ce42" office:value-type="string">
            <text:p>- The entire transcript(s) for the selected exon(s) should be highlighted in the big picture.</text:p>
            <text:p>- The selected exon(s) and any other exons from the same transcript should be highlighted in the detail-view if they are visible.</text:p>
            <text:p/>
          </table:table-cell>
          <table:table-cell table:style-name="ce54"/>
          <table:table-cell table:number-columns-repeated="1019"/>
        </table:table-row>
        <table:table-row table:style-name="ro1">
          <table:covered-table-cell table:style-name="ce26"/>
          <table:table-cell table:style-name="ce39"/>
          <table:table-cell table:style-name="ce44"/>
          <table:table-cell table:style-name="ce51"/>
          <table:table-cell table:style-name="ce54"/>
          <table:table-cell table:number-columns-repeated="1019"/>
        </table:table-row>
        <table:table-row table:style-name="ro11">
          <table:covered-table-cell table:style-name="ce26"/>
          <table:table-cell table:style-name="ce35" office:value-type="string" table:number-columns-spanned="1" table:number-rows-spanned="7">
            <text:p>Fetching</text:p>
          </table:table-cell>
          <table:table-cell table:style-name="ce48" office:value-type="string" table:number-columns-spanned="2" table:number-rows-spanned="1">
            <text:p>Note that fetching sequences is currently only supported for authorised users within the Sanger Institute.</text:p>
          </table:table-cell>
          <table:covered-table-cell table:style-name="ce52"/>
          <table:table-cell table:style-name="ce54"/>
          <table:table-cell table:number-columns-repeated="1019"/>
        </table:table-row>
        <table:table-row table:style-name="ro11">
          <table:covered-table-cell table:style-name="ce26"/>
          <table:covered-table-cell table:style-name="ce30"/>
          <table:table-cell table:style-name="ce42" office:value-type="string">
            <text:p>Try running both blixem and blixemh in pfetch-socket mode</text:p>
          </table:table-cell>
          <table:table-cell table:style-name="ce42" office:value-type="string">
            <text:p>All valid sequence names should be fetched on startup if the pfetch program is availabe.</text:p>
            <text:p/>
          </table:table-cell>
          <table:table-cell table:style-name="ce54"/>
          <table:table-cell table:number-columns-repeated="1019"/>
        </table:table-row>
        <table:table-row table:style-name="ro14">
          <table:covered-table-cell table:style-name="ce26"/>
          <table:covered-table-cell table:style-name="ce30"/>
          <table:table-cell table:style-name="ce42" office:value-type="string">
            <text:p>Try running blixemh in pfetch-http mode</text:p>
          </table:table-cell>
          <table:table-cell table:style-name="ce42" office:value-type="string">
            <text:p>- All valid sequence names should be fetched on startup OR you should get a message if you are not authorised. <text:s/>Run otterlace and enter your log-on details to authorise your session.</text:p>
            <text:p/>
          </table:table-cell>
          <table:table-cell table:style-name="ce54"/>
          <table:table-cell table:number-columns-repeated="1019"/>
        </table:table-row>
        <table:table-row table:style-name="ro14">
          <table:covered-table-cell table:style-name="ce26"/>
          <table:covered-table-cell table:style-name="ce30"/>
          <table:table-cell table:style-name="ce42" office:value-type="string">
            <text:p>In each mode, check that double-clicking fetches the EMBL entry. Try this for DNA sequences, protein sequences, and protein variants.</text:p>
            <text:p/>
          </table:table-cell>
          <table:table-cell table:style-name="ce42" office:value-type="string">
            <text:p>- The full EMBL entry should be displayed where available. Due to a glitch in pfetch it is not available for protein variants: for these, the fasta sequence should be displayed instead</text:p>
          </table:table-cell>
          <table:table-cell table:style-name="ce54"/>
          <table:table-cell table:number-columns-repeated="1019"/>
        </table:table-row>
        <table:table-row table:style-name="ro13">
          <table:covered-table-cell table:style-name="ce26"/>
          <table:covered-table-cell table:style-name="ce30"/>
          <table:table-cell table:style-name="ce42" office:value-type="string">
            <text:p>Try starting blixem with 'F' in the -o options (for full-data fetch)</text:p>
            <text:p/>
          </table:table-cell>
          <table:table-cell table:style-name="ce42" office:value-type="string">
            <text:p>- The optional columns should be populated in the full mode (using the 'F' option), or if Blixem deems it just as quick to load the full data rather than just the sequences. Check that the data is populated by enabling one of the optional columns, e.g. 'organism', or hovering over sequences to view their optional data in the feedback area on the toobar.</text:p>
            <text:p/>
          </table:table-cell>
          <table:table-cell table:style-name="ce54"/>
          <table:table-cell table:number-columns-repeated="1019"/>
        </table:table-row>
        <table:table-row table:style-name="ro14">
          <table:covered-table-cell table:style-name="ce26"/>
          <table:covered-table-cell table:style-name="ce30"/>
          <table:table-cell table:style-name="ce42" office:value-type="string">
            <text:p>Try loading full info on startup ('F' option) for a set of sequences that are mostly protein variants, i.e. where most of them will fail to fetch the full EMBL entry.</text:p>
            <text:p/>
          </table:table-cell>
          <table:table-cell table:style-name="ce42" office:value-type="string">
            <text:p>- You should get a warning logged that the fetch failed for however many sequences it was. However, there should not be a popup box if fetching the fasta sequences stlil works.</text:p>
            <text:p/>
          </table:table-cell>
          <table:table-cell table:style-name="ce54"/>
          <table:table-cell table:number-columns-repeated="1019"/>
        </table:table-row>
        <table:table-row table:style-name="ro14">
          <table:covered-table-cell table:style-name="ce26"/>
          <table:covered-table-cell table:style-name="ce30"/>
          <table:table-cell table:style-name="ce42" office:value-type="string">
            <text:p>In the input file, enter two alingments with the same sequence name but in different case letters.</text:p>
            <text:p/>
          </table:table-cell>
          <table:table-cell table:style-name="ce42" office:value-type="string">
            <text:p>- Check that when one of the alignments is selected, the other is selected too, and that they appear on the same line when you "squash matches"</text:p>
            <text:p/>
          </table:table-cell>
          <table:table-cell table:style-name="ce54"/>
          <table:table-cell table:number-columns-repeated="1019"/>
        </table:table-row>
        <table:table-row table:style-name="ro1">
          <table:covered-table-cell table:style-name="ce26"/>
          <table:table-cell table:style-name="ce39"/>
          <table:table-cell table:style-name="ce44"/>
          <table:table-cell table:style-name="ce53"/>
          <table:table-cell table:style-name="ce54"/>
          <table:table-cell table:number-columns-repeated="1019"/>
        </table:table-row>
        <table:table-row table:style-name="ro14">
          <table:covered-table-cell table:style-name="ce26"/>
          <table:table-cell table:style-name="ce29" office:value-type="string" table:number-columns-spanned="1" table:number-rows-spanned="2">
            <text:p>Misc</text:p>
          </table:table-cell>
          <table:table-cell table:style-name="ce42" office:value-type="string">
            <text:p>Check that DNA sequence data supplied via the Sequence tag in the input file can be in uppercase or lowercase.</text:p>
            <text:p/>
          </table:table-cell>
          <table:table-cell table:style-name="ce42" office:value-type="string">
            <text:p>- Matching should be case-insensitive.</text:p>
          </table:table-cell>
          <table:table-cell table:style-name="ce54"/>
          <table:table-cell table:number-columns-repeated="1019"/>
        </table:table-row>
        <table:table-row table:style-name="ro11">
          <table:covered-table-cell table:style-name="ce26"/>
          <table:covered-table-cell table:style-name="ce31"/>
          <table:table-cell table:style-name="ce42" office:value-type="string">
            <text:p>Check that peptides sequences in the input file can be uppercase or lowercase.</text:p>
            <text:p/>
          </table:table-cell>
          <table:table-cell table:style-name="ce42" office:value-type="string">
            <text:p>- Matching should be case-insensitive.</text:p>
          </table:table-cell>
          <table:table-cell table:style-name="ce54"/>
          <table:table-cell table:number-columns-repeated="1019"/>
        </table:table-row>
        <table:table-row table:style-name="ro1">
          <table:covered-table-cell table:style-name="ce26"/>
          <table:table-cell table:style-name="ce40" table:number-columns-repeated="3"/>
          <table:table-cell table:number-columns-repeated="1020"/>
        </table:table-row>
        <table:table-row table:style-name="ro21">
          <table:covered-table-cell table:style-name="ce26"/>
          <table:table-cell table:style-name="ce29" office:value-type="string" table:number-columns-spanned="1" table:number-rows-spanned="12">
            <text:p>Running Dotter</text:p>
          </table:table-cell>
          <table:table-cell table:style-name="ce42" office:value-type="string">
            <text:p>Select a sequence an open the Dotter dialog using the Ctrl-D shortcut or the context menu. <text:s/>Select Auto and click Execute.</text:p>
            <text:p/>
          </table:table-cell>
          <table:table-cell table:style-name="ce42" office:value-type="string">
            <text:p>- Dotter should run with automatically calculated coordinates that capture the current region of interest.</text:p>
            <text:p>- Dotter auto coords depend on what matches are entirely within the the big picture range for the currently selected sequence. The dotter range should include all of these matches, plus a bit extra each side. If this range multiplied by the match sequence range would result in too high memory usage (based on a hard-coded maximum) then the dotter range is trimmed at each end. It is possible that this will result in there being no matches within the trimmed range. If this happens, blixem should give a warning and allow the user to go back and edit the coords before running dotter.</text:p>
            <text:p/>
          </table:table-cell>
          <table:table-cell table:style-name="ce54"/>
          <table:table-cell table:number-columns-repeated="1019"/>
        </table:table-row>
        <table:table-row table:style-name="ro17">
          <table:covered-table-cell table:style-name="ce26"/>
          <table:covered-table-cell table:style-name="ce30"/>
          <table:table-cell table:style-name="ce42" office:value-type="string">
            <text:p>Run dotter with manual coords. </text:p>
            <text:p/>
            <text:p>Variations:</text:p>
            <text:p><text:s text:c="2"/>1) Try setting a range of coords that does not contain any matches.</text:p>
            <text:p><text:s text:c="2"/>2) Try a range that extends outside the reference sequence range.</text:p>
            <text:p/>
          </table:table-cell>
          <table:table-cell table:style-name="ce42" office:value-type="string">
            <text:p>- Dotter should open on the given range. </text:p>
            <text:p/>
            <text:p><text:s text:c="2"/>1) Blixem should give a warning if the range contains no matches.</text:p>
            <text:p><text:s text:c="2"/>2) Blixem should not allow out-of-range coordinates.</text:p>
          </table:table-cell>
          <table:table-cell table:style-name="ce54"/>
          <table:table-cell table:number-columns-repeated="1019"/>
        </table:table-row>
        <table:table-row table:style-name="ro14">
          <table:covered-table-cell table:style-name="ce26"/>
          <table:covered-table-cell table:style-name="ce30"/>
          <table:table-cell table:style-name="ce42" office:value-type="string">
            <text:p>Run dotter and use the 'use big picture range' option to set the coords in the dotter dialog</text:p>
            <text:p/>
          </table:table-cell>
          <table:table-cell table:style-name="ce42" office:value-type="string">
            <text:p>- The manual coords should be set to the current big picture range. Dotter should run on this range.</text:p>
            <text:p>- If previously the Auto button was checked, it should change to the Manual button.</text:p>
          </table:table-cell>
          <table:table-cell table:style-name="ce54"/>
          <table:table-cell table:number-columns-repeated="1019"/>
        </table:table-row>
        <table:table-row table:style-name="ro14">
          <table:covered-table-cell table:style-name="ce26"/>
          <table:covered-table-cell table:style-name="ce30"/>
          <table:table-cell table:style-name="ce42" office:value-type="string">
            <text:p>Run dotter and use the 'full range' option to set the coords in the dotter dialog.</text:p>
            <text:p/>
          </table:table-cell>
          <table:table-cell table:style-name="ce42" office:value-type="string">
            <text:p>- The manual coords should be set to the full reference sequence range. Dotter should run on this range.</text:p>
            <text:p>- If previously the Auto button was checked, it should change to the Manual button.</text:p>
            <text:p/>
          </table:table-cell>
          <table:table-cell table:style-name="ce54"/>
          <table:table-cell table:number-columns-repeated="1019"/>
        </table:table-row>
        <table:table-row table:style-name="ro11">
          <table:covered-table-cell table:style-name="ce26"/>
          <table:covered-table-cell table:style-name="ce30"/>
          <table:table-cell table:style-name="ce42" office:value-type="string">
            <text:p>Open the dotter dialog in blixem but hit cancel.</text:p>
            <text:p/>
          </table:table-cell>
          <table:table-cell table:style-name="ce42" office:value-type="string">
            <text:p>No changes should be made</text:p>
          </table:table-cell>
          <table:table-cell table:style-name="ce54"/>
          <table:table-cell table:number-columns-repeated="1019"/>
        </table:table-row>
        <table:table-row table:style-name="ro13">
          <table:covered-table-cell table:style-name="ce26"/>
          <table:covered-table-cell table:style-name="ce30"/>
          <table:table-cell table:style-name="ce42" office:value-type="string">
            <text:p>Open the dotter dialog and set manual coords and hit save/close. Move to another area in blixem, select a different sequence, and re-open the dotter dialog.</text:p>
            <text:p/>
          </table:table-cell>
          <table:table-cell table:style-name="ce42" office:value-type="string">
            <text:p>The manual coords should be the same as the ones you saved.</text:p>
            <text:p/>
          </table:table-cell>
          <table:table-cell table:style-name="ce54"/>
          <table:table-cell table:number-columns-repeated="1019"/>
        </table:table-row>
        <table:table-row table:style-name="ro8">
          <table:covered-table-cell table:style-name="ce26"/>
          <table:covered-table-cell table:style-name="ce30"/>
          <table:table-cell table:style-name="ce42" office:value-type="string">
            <text:p>Save some manual coords. Open the dotter dialog and select the Auto option. <text:s/>Then:</text:p>
            <text:p><text:s text:c="2"/>a) press the Cancel button;</text:p>
            <text:p><text:s text:c="2"/>b) press the Save button and then Cancel.</text:p>
            <text:p/>
          </table:table-cell>
          <table:table-cell table:style-name="ce42" office:value-type="string">
            <text:p>- When you click auto, the coords in the dialog should update to auto coords for the currently selected sequence and should be greyed out.</text:p>
            <text:p/>
            <text:p><text:s text:c="2"/>a) If you cancel, the next time you open the dialog the previously-saved manual coords should be shown again.</text:p>
            <text:p><text:s text:c="2"/>b) If you save, the next time you open the dialog you should get auto coords for the currently selected sequence - which may be different if you selected a different sequence in the meantime.</text:p>
            <text:p/>
          </table:table-cell>
          <table:table-cell table:style-name="ce54"/>
          <table:table-cell table:number-columns-repeated="1019"/>
        </table:table-row>
        <table:table-row table:style-name="ro11">
          <table:covered-table-cell table:style-name="ce26"/>
          <table:covered-table-cell table:style-name="ce30"/>
          <table:table-cell table:style-name="ce42" office:value-type="string">
            <text:p>Try to run Dotter with no sequences selected.</text:p>
            <text:p/>
          </table:table-cell>
          <table:table-cell table:style-name="ce42" office:value-type="string">
            <text:p>- You should get an error message.</text:p>
            <text:p/>
          </table:table-cell>
          <table:table-cell table:style-name="ce54"/>
          <table:table-cell table:number-columns-repeated="1019"/>
        </table:table-row>
        <table:table-row table:style-name="ro14">
          <table:covered-table-cell table:style-name="ce26"/>
          <table:covered-table-cell table:style-name="ce30"/>
          <table:table-cell table:style-name="ce42" office:value-type="string">
            <text:p>Try to run Dotter with multiple sequences selected.</text:p>
            <text:p/>
          </table:table-cell>
          <table:table-cell table:style-name="ce42" office:value-type="string">
            <text:p>- Currently this is disallowed so you will get an error message (although the intent is that one will be able to open multiple Dotters simultaneously in this way).</text:p>
            <text:p/>
          </table:table-cell>
          <table:table-cell table:style-name="ce54"/>
          <table:table-cell table:number-columns-repeated="1019"/>
        </table:table-row>
        <table:table-row table:style-name="ro17">
          <table:covered-table-cell table:style-name="ce26"/>
          <table:covered-table-cell table:style-name="ce30"/>
          <table:table-cell table:style-name="ce42" office:value-type="string">
            <text:p>Open the Dotter dialog and select the Auto option. <text:s/>With the dialog still open, go back to the Blixem window and:</text:p>
            <text:p><text:s text:c="2"/>a) select a differnet sequence;</text:p>
            <text:p><text:s text:c="2"/>b) select multiple sequences;</text:p>
            <text:p><text:s text:c="2"/>c) deselect all sequences.</text:p>
            <text:p/>
          </table:table-cell>
          <table:table-cell table:style-name="ce42" office:value-type="string">
            <text:p>- The title of the Dotter window should update to show which sequence is selected or whether there are multiple/none selected.</text:p>
            <text:p>- The auto coords should be recalculated each time you select a sequence.</text:p>
            <text:p>- If no sequences are selected then the auto coords will show the full range.</text:p>
            <text:p/>
          </table:table-cell>
          <table:table-cell table:style-name="ce54"/>
          <table:table-cell table:number-columns-repeated="1019"/>
        </table:table-row>
        <table:table-row table:style-name="ro14">
          <table:covered-table-cell table:style-name="ce26"/>
          <table:covered-table-cell table:style-name="ce30"/>
          <table:table-cell table:style-name="ce42" office:value-type="string">
            <text:p>Open the Dotter dialog and tick the 'Call on self' option. <text:s/>Click Execute.</text:p>
          </table:table-cell>
          <table:table-cell table:style-name="ce42" office:value-type="string">
            <text:p>- Dotter should run on the reference sequence vs itself. <text:s/>Note that no match sequences need to be selected when using this option - any selection will be ignored.</text:p>
            <text:p/>
          </table:table-cell>
          <table:table-cell table:style-name="ce54"/>
          <table:table-cell table:number-columns-repeated="1019"/>
        </table:table-row>
        <table:table-row table:style-name="ro14">
          <table:covered-table-cell table:style-name="ce26"/>
          <table:covered-table-cell table:style-name="ce31"/>
          <table:table-cell table:style-name="ce42" office:value-type="string">
            <text:p>Select a sequence. <text:s/>Open the Dotter dialog and tick the 'HSPs only' option. <text:s/>Click Execute.</text:p>
            <text:p/>
          </table:table-cell>
          <table:table-cell table:style-name="ce42" office:value-type="string">
            <text:p>- Dotter should run as normal on the selected sequence but will show in HSP mode.</text:p>
            <text:p/>
          </table:table-cell>
          <table:table-cell table:style-name="ce54"/>
          <table:table-cell table:number-columns-repeated="1019"/>
        </table:table-row>
        <table:table-row table:style-name="ro2" table:number-rows-repeated="65391">
          <table:table-cell table:number-columns-repeated="1024"/>
        </table:table-row>
        <table:table-row table:style-name="ro2">
          <table:table-cell table:number-columns-repeated="1024"/>
        </table:table-row>
      </table:table>
      <table:table table:name="DotterTests" table:style-name="ta3" table:print="false">
        <office:forms form:automatic-focus="false" form:apply-design-mode="false"/>
        <table:table-column table:style-name="co3" table:default-cell-style-name="Default"/>
        <table:table-column table:style-name="co8" table:default-cell-style-name="Default"/>
        <table:table-column table:style-name="co9" table:default-cell-style-name="Default"/>
        <table:table-column table:style-name="co10" table:default-cell-style-name="Default"/>
        <table:table-column table:style-name="co7" table:number-columns-repeated="1020" table:default-cell-style-name="Default"/>
        <table:table-row table:style-name="ro5">
          <table:table-cell table:style-name="ce56" office:value-type="string" table:number-columns-spanned="3" table:number-rows-spanned="1">
            <text:p>Dotter test plan</text:p>
          </table:table-cell>
          <table:covered-table-cell table:style-name="ce68"/>
          <table:covered-table-cell table:style-name="ce68"/>
          <table:table-cell table:number-columns-repeated="1021"/>
        </table:table-row>
        <table:table-row table:style-name="ro2">
          <table:table-cell table:number-columns-repeated="1024"/>
        </table:table-row>
        <table:table-row table:style-name="ro6">
          <table:table-cell table:style-name="ce8"/>
          <table:table-cell table:number-columns-repeated="1023"/>
        </table:table-row>
        <table:table-row table:style-name="ro24">
          <table:table-cell table:style-name="ce9"/>
          <table:table-cell table:number-columns-repeated="1023"/>
        </table:table-row>
        <table:table-row table:style-name="ro2" table:number-rows-repeated="2">
          <table:table-cell table:number-columns-repeated="1024"/>
        </table:table-row>
        <table:table-row table:style-name="ro2">
          <table:table-cell table:style-name="ce55" table:number-columns-repeated="2"/>
          <table:table-cell table:style-name="ce40" table:number-columns-repeated="2"/>
          <table:table-cell table:number-columns-repeated="1020"/>
        </table:table-row>
        <table:table-row table:style-name="ro1">
          <table:table-cell table:style-name="ce57"/>
          <table:table-cell table:style-name="ce69"/>
          <table:table-cell table:style-name="ce41" office:value-type="string">
            <text:p>Test description</text:p>
          </table:table-cell>
          <table:table-cell table:style-name="ce41" office:value-type="string">
            <text:p>Expected results</text:p>
          </table:table-cell>
          <table:table-cell table:style-name="ce54"/>
          <table:table-cell table:number-columns-repeated="1019"/>
        </table:table-row>
        <table:table-row table:style-name="ro8">
          <table:table-cell table:style-name="ce12" office:value-type="string" table:number-columns-spanned="1" table:number-rows-spanned="13">
            <text:p>DOTPLOT</text:p>
          </table:table-cell>
          <table:table-cell table:style-name="ce35" office:value-type="string" table:number-columns-spanned="1" table:number-rows-spanned="10">
            <text:p>Dotplot</text:p>
          </table:table-cell>
          <table:table-cell table:style-name="ce51" office:value-type="string">
            <text:p><text:s text:c="2"/>a) Run Dotter for all four combinations of strand (ref sequence forward or reverse and match sequence forward or reverse) with the display forwards (i.e. the forward strand active in Blixem).</text:p>
            <text:p/>
            <text:p><text:s text:c="2"/>b) Also run all the above 4 combinations with all combinations with the display reversed (i.e. reverse strand active in Blixem).</text:p>
            <text:p/>
          </table:table-cell>
          <table:table-cell table:style-name="ce42" office:value-type="string">
            <text:p>- The dotplot should show a diagonal line wherever there is a significant alignment.</text:p>
            <text:p>- The dotplot should have a scale along the top and left edge of the plot area indicating the coordinates. <text:s/>The scale should have marker lines and labels at nicely spaced intervals.</text:p>
          </table:table-cell>
          <table:table-cell table:style-name="ce54"/>
          <table:table-cell table:number-columns-repeated="1019"/>
        </table:table-row>
        <table:table-row table:style-name="ro13">
          <table:covered-table-cell table:style-name="ce13"/>
          <table:covered-table-cell table:style-name="ce30"/>
          <table:table-cell table:style-name="ce51" office:value-type="string">
            <text:p>Left-click / left-drag on the dotplot to move the crosshair.</text:p>
            <text:p/>
          </table:table-cell>
          <table:table-cell table:style-name="ce42" office:value-type="string">
            <text:p>- The crosshair should follow the mouse when the left button is clicked.</text:p>
            <text:p>- The crosshair label should show the current coords (which should agree with the coords at that position on the scale).</text:p>
            <text:p/>
          </table:table-cell>
          <table:table-cell table:style-name="ce54"/>
          <table:table-cell table:number-columns-repeated="1019"/>
        </table:table-row>
        <table:table-row table:style-name="ro11">
          <table:covered-table-cell table:style-name="ce13"/>
          <table:covered-table-cell table:style-name="ce30"/>
          <table:table-cell table:style-name="ce51" office:value-type="string">
            <text:p>Toggle the 'Crosshair label' option on the View menu.</text:p>
            <text:p/>
          </table:table-cell>
          <table:table-cell table:style-name="ce42" office:value-type="string">
            <text:p>- The crosshair label should only be shown when the option is turned on.</text:p>
            <text:p/>
          </table:table-cell>
          <table:table-cell table:style-name="ce54"/>
          <table:table-cell table:number-columns-repeated="1019"/>
        </table:table-row>
        <table:table-row table:style-name="ro14">
          <table:covered-table-cell table:style-name="ce13"/>
          <table:covered-table-cell table:style-name="ce30"/>
          <table:table-cell table:style-name="ce51" office:value-type="string">
            <text:p>Toggle the 'Crosshair fullscreen' option on the View menu.</text:p>
            <text:p/>
          </table:table-cell>
          <table:table-cell table:style-name="ce42" office:value-type="string">
            <text:p>- The crosshair will extend over the scales and the exon view when fullscreen is on; it will be clipped to the dotplot area when this option is off.</text:p>
            <text:p/>
          </table:table-cell>
          <table:table-cell table:style-name="ce54"/>
          <table:table-cell table:number-columns-repeated="1019"/>
        </table:table-row>
        <table:table-row table:style-name="ro13">
          <table:covered-table-cell table:style-name="ce13"/>
          <table:covered-table-cell table:style-name="ce30"/>
          <table:table-cell table:style-name="ce51" office:value-type="string">
            <text:p>Toggle the 'Crosshair' option on the View menu.</text:p>
            <text:p/>
          </table:table-cell>
          <table:table-cell table:style-name="ce42" office:value-type="string">
            <text:p>- The crosshair will only be shown when the 'Crosshair' option is on.</text:p>
            <text:p>- The crosshair label will only be shown when the 'Crosshair' option is on regardless of whether the 'Crosshair label' option is on.</text:p>
            <text:p/>
          </table:table-cell>
          <table:table-cell table:style-name="ce54"/>
          <table:table-cell table:number-columns-repeated="1019"/>
        </table:table-row>
        <table:table-row table:style-name="ro11">
          <table:covered-table-cell table:style-name="ce13"/>
          <table:covered-table-cell table:style-name="ce30"/>
          <table:table-cell table:style-name="ce51" office:value-type="string">
            <text:p>Left-click near each edge of the dotplot border with the crosshair label enabled.</text:p>
            <text:p/>
          </table:table-cell>
          <table:table-cell table:style-name="ce42" office:value-type="string">
            <text:p>- The crosshair label should always be visible and readable.</text:p>
            <text:p/>
          </table:table-cell>
          <table:table-cell table:style-name="ce54"/>
          <table:table-cell table:number-columns-repeated="1019"/>
        </table:table-row>
        <table:table-row table:style-name="ro21">
          <table:covered-table-cell table:style-name="ce13"/>
          <table:covered-table-cell table:style-name="ce30"/>
          <table:table-cell table:style-name="ce51" office:value-type="string">
            <text:p>Press the left/right/up/down arrow keys.</text:p>
            <text:p>Also press the arrow keys with the Ctrl key held.</text:p>
          </table:table-cell>
          <table:table-cell table:style-name="ce42" office:value-type="string">
            <text:p>- The left/right arrow keys should move the crosshair one nucleotide (or peptide, in protein mode) at a time along the horizontal sequence and up/down along the vertical.</text:p>
            <text:p>- With the Shift key pressed, the crosshair will move one nucelotide at a time.</text:p>
            <text:p>- The crosshair label should update each time to reflect the new coord.</text:p>
            <text:p>- The alignment tool should update its central coord marker label and the sequences should scroll so that the correct coord is shown at that position.</text:p>
            <text:p/>
          </table:table-cell>
          <table:table-cell table:style-name="ce54"/>
          <table:table-cell table:number-columns-repeated="1019"/>
        </table:table-row>
        <table:table-row table:style-name="ro13">
          <table:covered-table-cell table:style-name="ce13"/>
          <table:covered-table-cell table:style-name="ce30"/>
          <table:table-cell table:style-name="ce51" office:value-type="string">
            <text:p>Press the , . [ ] keys to move the crosshair diagonally.</text:p>
          </table:table-cell>
          <table:table-cell table:style-name="ce42" office:value-type="string">
            <text:p>- , and . should move the crosshair diagonally towards top left or bottom right; [ and ] should move it towards bottom left or top right.</text:p>
            <text:p>- The crosshair label should update each time to reflect the new coords.</text:p>
            <text:p/>
          </table:table-cell>
          <table:table-cell table:style-name="ce54"/>
          <table:table-cell table:number-columns-repeated="1019"/>
        </table:table-row>
        <table:table-row table:style-name="ro14">
          <table:covered-table-cell table:style-name="ce13"/>
          <table:covered-table-cell table:style-name="ce30"/>
          <table:table-cell table:style-name="ce51" office:value-type="string">
            <text:p>From the View menu, toggle gridlines on and off.</text:p>
            <text:p/>
          </table:table-cell>
          <table:table-cell table:style-name="ce42" office:value-type="string">
            <text:p>- Gridlines should be drawn across the plot area at each scale marker when the gridlines option is on.</text:p>
            <text:p/>
          </table:table-cell>
          <table:table-cell table:style-name="ce54"/>
          <table:table-cell table:number-columns-repeated="1019"/>
        </table:table-row>
        <table:table-row table:style-name="ro15">
          <table:covered-table-cell table:style-name="ce13"/>
          <table:covered-table-cell table:style-name="ce30"/>
          <table:table-cell table:style-name="ce70" office:value-type="string">
            <text:p>From the View menu, toggle the pixelmap on and off.</text:p>
            <text:p/>
          </table:table-cell>
          <table:table-cell table:style-name="ce45" office:value-type="string">
            <text:p>- The calculated dotplot pixelmap will only be shown when this option is on. <text:s/>(Dotter might be started up with the pixelmap off, e.g. to save calculation time; it can be turned on with this option. If it has not already been calculated, it will be calculated when it is turned on.)</text:p>
            <text:p/>
          </table:table-cell>
          <table:table-cell table:style-name="ce54"/>
          <table:table-cell table:number-columns-repeated="1019"/>
        </table:table-row>
        <table:table-row table:style-name="ro27">
          <table:covered-table-cell table:style-name="ce13"/>
          <table:table-cell table:style-name="ce29"/>
          <table:table-cell table:style-name="ce44"/>
          <table:table-cell table:style-name="ce51"/>
          <table:table-cell table:style-name="ce55"/>
          <table:table-cell table:number-columns-repeated="1019"/>
        </table:table-row>
        <table:table-row table:style-name="ro37">
          <table:covered-table-cell table:style-name="ce13"/>
          <table:table-cell table:style-name="ce29" office:value-type="string" table:number-columns-spanned="1" table:number-rows-spanned="2">
            <text:p>HSP mode</text:p>
          </table:table-cell>
          <table:table-cell table:style-name="ce71" office:value-type="string">
            <text:p>From the View menu, turn on HSPs:</text:p>
            <text:p><text:s text:c="2"/>a) in greyramp mode;</text:p>
            <text:p><text:s text:c="2"/>b) in line mode;</text:p>
            <text:p><text:s text:c="2"/>c) in score mode.</text:p>
            <text:p/>
            <text:p>Variations:</text:p>
            <text:p><text:s text:c="2"/>1) Try turning the pixelmap on and off in each HSP mode.</text:p>
            <text:p><text:s text:c="2"/>2) Start Dotter in HSP mode using the -H command-line option. Repeat the above tests. Turn HSP mode off. Turn the pixelmap on.</text:p>
          </table:table-cell>
          <table:table-cell table:style-name="ce46" office:value-type="string">
            <text:p><text:s text:c="2"/>a) The HSPs will be drawn in greyscale colours, where the shade of grey represents the score of the match. <text:s/>The HSP plot will <text:span text:style-name="T2">replace</text:span><text:span text:style-name="T3"> the normal </text:span><text:span text:style-name="T3">pixelmap plot. <text:s/>Turning the pixelmap option on and off will have no effect.</text:span></text:p>
            <text:p><text:span text:style-name="T3"/></text:p>
            <text:p><text:span text:style-name="T3"><text:s text:c="2"/></text:span><text:span text:style-name="T3">b) The HSPs will be drawn as red lines. <text:s/>They will be drawn over the top </text:span><text:span text:style-name="T3">of the normal pixelmap plot, if that is turned on, or onto a blank </text:span><text:span text:style-name="T3">background otherwise.</text:span></text:p>
            <text:p><text:span text:style-name="T3"/></text:p>
            <text:p><text:span text:style-name="T3"><text:s text:c="2"/></text:span><text:span text:style-name="T3">c) The HSPs will be drawn as a coloured line; the colour will be chosen </text:span><text:span text:style-name="T3">based on the score. <text:s/>They will be drawn over the top of the normal </text:span><text:span text:style-name="T3">pixelmap, if that is turned on, or onto a blank background otherwise.</text:span></text:p>
            <text:p><text:span text:style-name="T3"/></text:p>
          </table:table-cell>
          <table:table-cell table:style-name="ce54"/>
          <table:table-cell table:number-columns-repeated="1019"/>
        </table:table-row>
        <table:table-row table:style-name="ro14">
          <table:covered-table-cell table:style-name="ce14"/>
          <table:covered-table-cell table:style-name="ce31"/>
          <table:table-cell table:style-name="ce51" office:value-type="string">
            <text:p>From one of the above modes, turn off HSPs.</text:p>
            <text:p/>
          </table:table-cell>
          <table:table-cell table:style-name="ce42" office:value-type="string">
            <text:p>- The view should return to the normal pixelmap view (or a blank background, if the pixelmap is turned off).</text:p>
            <text:p/>
          </table:table-cell>
          <table:table-cell table:style-name="ce54"/>
          <table:table-cell table:number-columns-repeated="1019"/>
        </table:table-row>
        <table:table-row table:style-name="ro4">
          <table:table-cell table:style-name="ce58"/>
          <table:table-cell table:style-name="ce37"/>
          <table:table-cell table:style-name="ce47" table:number-columns-repeated="2"/>
          <table:table-cell table:style-name="ce55"/>
          <table:table-cell table:number-columns-repeated="1019"/>
        </table:table-row>
        <table:table-row table:style-name="ro19">
          <table:table-cell table:style-name="ce59" office:value-type="string" table:number-columns-spanned="1" table:number-rows-spanned="2">
            <text:p>SETTINGS</text:p>
          </table:table-cell>
          <table:table-cell table:style-name="ce35" office:value-type="string" table:number-columns-spanned="1" table:number-rows-spanned="2">
            <text:p>Settings</text:p>
          </table:table-cell>
          <table:table-cell table:style-name="ce42" office:value-type="string">
            <text:p>Check that you can change the dotter zoom and start/end coord for each sequence via the 'Settings' dialog. </text:p>
            <text:p/>
            <text:p>Variaitions:</text:p>
            <text:p><text:s text:c="2"/>1) Try a zoom less than 1 (say 0.5) </text:p>
            <text:p><text:s text:c="2"/>2) Try a zoom greater than 1.</text:p>
            <text:p><text:s text:c="2"/>3) Try a zoom less than 0.</text:p>
            <text:p><text:s text:c="2"/>4) Try start/end coords outside of the original range passed to dotter.</text:p>
            <text:p><text:s text:c="2"/>5) Change the range and the zoom so that they are different to their original values. Then open a child dotter by middle-dragging to select a range.</text:p>
            <text:p/>
          </table:table-cell>
          <table:table-cell table:style-name="ce42" office:value-type="string">
            <text:p><text:s text:c="2"/>1) This will zoom in. It is allowed but the dotplot will appear stretched.</text:p>
            <text:p><text:s text:c="2"/>2) This will zoom out by the given factor.</text:p>
            <text:p><text:s text:c="2"/>3) This is not allowed.</text:p>
            <text:p><text:s text:c="2"/>4) If you set coords out of the available range, they will be clipped to the valid range. (A warning will be logged in the console.)</text:p>
            <text:p><text:s text:c="2"/>5) The child dotter should have the range that was specified by the middle-drag and a default zoom as appropriate for that range.</text:p>
            <text:p/>
            <text:p>A zoom of less than 1 is possible in order to zoom in, but the display appears stretched. Zooming out should display correctly. Make sure that the crosshair is in the correct place and can be dragged/moved by keyboard shortcuts.</text:p>
          </table:table-cell>
          <table:table-cell table:style-name="ce54"/>
          <table:table-cell table:number-columns-repeated="1019"/>
        </table:table-row>
        <table:table-row table:style-name="ro11">
          <table:covered-table-cell table:style-name="ce60"/>
          <table:covered-table-cell table:style-name="ce30"/>
          <table:table-cell table:style-name="ce42" office:value-type="string">
            <text:p>Check that you can change the slider window size via the Settings dialog.</text:p>
            <text:p/>
          </table:table-cell>
          <table:table-cell table:style-name="ce42" office:value-type="string">
            <text:p>- This affects the way the greyramp image is drawn.</text:p>
            <text:p/>
          </table:table-cell>
          <table:table-cell table:style-name="ce54"/>
          <table:table-cell table:number-columns-repeated="1019"/>
        </table:table-row>
        <table:table-row table:style-name="ro38">
          <table:table-cell table:style-name="ce61"/>
          <table:table-cell table:style-name="ce36"/>
          <table:table-cell table:style-name="ce44"/>
          <table:table-cell table:style-name="ce51"/>
          <table:table-cell table:style-name="ce55"/>
          <table:table-cell table:number-columns-repeated="1019"/>
        </table:table-row>
        <table:table-row table:style-name="ro14">
          <table:table-cell table:style-name="ce62" office:value-type="string" table:number-columns-spanned="1" table:number-rows-spanned="13">
            <text:p>TOOLS</text:p>
          </table:table-cell>
          <table:table-cell table:style-name="ce35" office:value-type="string" table:number-columns-spanned="1" table:number-rows-spanned="6">
            <text:p>Greyramp tool</text:p>
          </table:table-cell>
          <table:table-cell table:style-name="ce42" office:value-type="string">
            <text:p>Check that you can close the greyramp tool and re-open it from the dotter window using the menu option or keyboard shortcuts.</text:p>
            <text:p/>
          </table:table-cell>
          <table:table-cell table:style-name="ce42" office:value-type="string">
            <text:p>- Closing the greyramp tool should not affect its associated dotplot window.</text:p>
            <text:p/>
          </table:table-cell>
          <table:table-cell table:style-name="ce54"/>
          <table:table-cell table:number-columns-repeated="1019"/>
        </table:table-row>
        <table:table-row table:style-name="ro14">
          <table:covered-table-cell table:style-name="ce21"/>
          <table:covered-table-cell table:style-name="ce30"/>
          <table:table-cell table:style-name="ce42" office:value-type="string">
            <text:p>Hit Ctrl-Q from the greyramp tool to quit dotter.</text:p>
            <text:p/>
          </table:table-cell>
          <table:table-cell table:style-name="ce42" office:value-type="string">
            <text:p>- This should close the assocated dotplot and alignment tool (and any child/parent dotters).</text:p>
            <text:p/>
          </table:table-cell>
          <table:table-cell table:style-name="ce54"/>
          <table:table-cell table:number-columns-repeated="1019"/>
        </table:table-row>
        <table:table-row table:style-name="ro21">
          <table:covered-table-cell table:style-name="ce21"/>
          <table:covered-table-cell table:style-name="ce30"/>
          <table:table-cell table:style-name="ce42" office:value-type="string">
            <text:p>Click and drag the top triangle marker on the greyramp tool. Repeat with the bottom triangle marker.</text:p>
          </table:table-cell>
          <table:table-cell table:style-name="ce42" office:value-type="string">
            <text:p>- The markers should turn green while dragging and the associated spin wheel should update its value</text:p>
            <text:p>- The dotplot should update to reflect the new greyramp as you drag.</text:p>
            <text:p>- The square threshold marker should move so that it stays centred between the two triangle markers.</text:p>
            <text:p>- The background gradient should be white at the top marker position, black at the bottom marker position, and gradient-filled in between.</text:p>
            <text:p/>
          </table:table-cell>
          <table:table-cell table:style-name="ce54"/>
          <table:table-cell table:number-columns-repeated="1019"/>
        </table:table-row>
        <table:table-row table:style-name="ro15">
          <table:covered-table-cell table:style-name="ce21"/>
          <table:covered-table-cell table:style-name="ce30"/>
          <table:table-cell table:style-name="ce42" office:value-type="string">
            <text:p>Click and drag the threshold marker on the greyramp tool (the square central marker).</text:p>
          </table:table-cell>
          <table:table-cell table:style-name="ce42" office:value-type="string">
            <text:p>- The marker should normally be red. It gets highlighted green while dragging.</text:p>
            <text:p>- Both triangle markers should change their positions by the same amount as the threshold marker, and the spin buttons/gradient/dotplot should update accordingly.</text:p>
            <text:p/>
          </table:table-cell>
          <table:table-cell table:style-name="ce54"/>
          <table:table-cell table:number-columns-repeated="1019"/>
        </table:table-row>
        <table:table-row table:style-name="ro11">
          <table:covered-table-cell table:style-name="ce21"/>
          <table:covered-table-cell table:style-name="ce30"/>
          <table:table-cell table:style-name="ce42" office:value-type="string">
            <text:p>Drag a marker and then hit the Undo button. Try this for each marker.</text:p>
            <text:p/>
          </table:table-cell>
          <table:table-cell table:style-name="ce42" office:value-type="string">
            <text:p>- The Undo button resets the markers to their positions before the last drag.</text:p>
            <text:p/>
          </table:table-cell>
          <table:table-cell table:style-name="ce54"/>
          <table:table-cell table:number-columns-repeated="1019"/>
        </table:table-row>
        <table:table-row table:style-name="ro11">
          <table:covered-table-cell table:style-name="ce21"/>
          <table:covered-table-cell table:style-name="ce30"/>
          <table:table-cell table:style-name="ce42" office:value-type="string">
            <text:p>Hit the 'Swap' button</text:p>
          </table:table-cell>
          <table:table-cell table:style-name="ce42" office:value-type="string">
            <text:p>- The top and bottom triangle markers <text:s/>swap positions, inverting the colors.</text:p>
            <text:p/>
          </table:table-cell>
          <table:table-cell table:style-name="ce54"/>
          <table:table-cell table:number-columns-repeated="1019"/>
        </table:table-row>
        <table:table-row table:style-name="ro4">
          <table:covered-table-cell table:style-name="ce21"/>
          <table:table-cell table:style-name="ce36"/>
          <table:table-cell table:style-name="ce44"/>
          <table:table-cell table:style-name="ce51"/>
          <table:table-cell table:style-name="ce55"/>
          <table:table-cell table:number-columns-repeated="1019"/>
        </table:table-row>
        <table:table-row table:style-name="ro14">
          <table:covered-table-cell table:style-name="ce21"/>
          <table:table-cell table:style-name="ce35" office:value-type="string" table:number-columns-spanned="1" table:number-rows-spanned="6">
            <text:p>Alignment tool</text:p>
          </table:table-cell>
          <table:table-cell table:style-name="ce42" office:value-type="string">
            <text:p>Check that you can close the alignment tool and re-open it from the dotter window using the menu option or keyboard shortcut.</text:p>
            <text:p/>
          </table:table-cell>
          <table:table-cell table:style-name="ce42" office:value-type="string">
            <text:p>- Closing the alignment tool should not affect its associated dotplot window.</text:p>
            <text:p/>
          </table:table-cell>
          <table:table-cell table:style-name="ce54"/>
          <table:table-cell table:number-columns-repeated="1019"/>
        </table:table-row>
        <table:table-row table:style-name="ro14">
          <table:covered-table-cell table:style-name="ce21"/>
          <table:covered-table-cell table:style-name="ce30"/>
          <table:table-cell table:style-name="ce42" office:value-type="string">
            <text:p>Hit Ctrl-Q from the alignment tool to quit dotter.</text:p>
            <text:p/>
          </table:table-cell>
          <table:table-cell table:style-name="ce42" office:value-type="string">
            <text:p>- This should close the associated dotplot window and greyramp tool (and any child/parent dotters).</text:p>
            <text:p/>
          </table:table-cell>
          <table:table-cell table:style-name="ce54"/>
          <table:table-cell table:number-columns-repeated="1019"/>
        </table:table-row>
        <table:table-row table:style-name="ro14">
          <table:covered-table-cell table:style-name="ce21"/>
          <table:covered-table-cell table:style-name="ce30"/>
          <table:table-cell table:style-name="ce42" office:value-type="string">
            <text:p>Check that the alignment tool shows the same coords as the crosshair and updates when you left-click / drag the crosshai or move it from the dotplot window using the keyboard shortcuts.</text:p>
            <text:p/>
          </table:table-cell>
          <table:table-cell table:style-name="ce42"/>
          <table:table-cell table:style-name="ce54"/>
          <table:table-cell table:number-columns-repeated="1019"/>
        </table:table-row>
        <table:table-row table:style-name="ro11">
          <table:covered-table-cell table:style-name="ce21"/>
          <table:covered-table-cell table:style-name="ce30"/>
          <table:table-cell table:style-name="ce42" office:value-type="string">
            <text:p>Check that the alignment tool shows the correct portions of sequences at the marked coords.</text:p>
            <text:p/>
          </table:table-cell>
          <table:table-cell table:style-name="ce42"/>
          <table:table-cell table:style-name="ce54"/>
          <table:table-cell table:number-columns-repeated="1019"/>
        </table:table-row>
        <table:table-row table:style-name="ro11">
          <table:covered-table-cell table:style-name="ce21"/>
          <table:covered-table-cell table:style-name="ce30"/>
          <table:table-cell table:style-name="ce42" office:value-type="string">
            <text:p>Check that both strands of the horizontal sequence are shown if displaying DNA sequences.</text:p>
          </table:table-cell>
          <table:table-cell table:style-name="ce42" office:value-type="string">
            <text:p>- The same strand of match sequence is shown against both the forward and reverse strand of the referecne sequence when viewing DNA matches.</text:p>
          </table:table-cell>
          <table:table-cell table:style-name="ce54"/>
          <table:table-cell table:number-columns-repeated="1019"/>
        </table:table-row>
        <table:table-row table:style-name="ro15">
          <table:covered-table-cell table:style-name="ce63"/>
          <table:covered-table-cell table:style-name="ce30"/>
          <table:table-cell table:style-name="ce45" office:value-type="string">
            <text:p>Go to the alignment tool and use the left/right/up/down arrow keys and the , . [ ] shortcut keys.</text:p>
          </table:table-cell>
          <table:table-cell table:style-name="ce45" office:value-type="string">
            <text:p>- These should have the same effect as the same keypresses on the dotplot. </text:p>
            <text:p>- The coord label(s) should update and the sequences on the alignment tool should scroll so that the correct coord lines up with the coord label in the centre of the tool.</text:p>
            <text:p/>
          </table:table-cell>
          <table:table-cell table:style-name="ce54"/>
          <table:table-cell table:number-columns-repeated="1019"/>
        </table:table-row>
        <table:table-row table:style-name="ro39">
          <table:table-cell table:style-name="ce61"/>
          <table:table-cell table:style-name="ce36"/>
          <table:table-cell table:style-name="ce44"/>
          <table:table-cell table:style-name="ce51"/>
          <table:table-cell table:style-name="ce55"/>
          <table:table-cell table:number-columns-repeated="1019"/>
        </table:table-row>
        <table:table-row table:style-name="ro17">
          <table:table-cell table:style-name="ce64" office:value-type="string" table:number-columns-spanned="1" table:number-rows-spanned="5">
            <text:p>GENERAL</text:p>
          </table:table-cell>
          <table:table-cell table:style-name="ce35" office:value-type="string" table:number-columns-spanned="1" table:number-rows-spanned="2">
            <text:p>Child Dotters</text:p>
          </table:table-cell>
          <table:table-cell table:style-name="ce46" office:value-type="string">
            <text:p>Middle-click and drag to open a new dotter window on a sub-range of the current dotter window. Edit the zoom/start/end/window-size settings of the new window.</text:p>
            <text:p/>
          </table:table-cell>
          <table:table-cell table:style-name="ce46" office:value-type="string">
            <text:p>- A rubber-band box should show while middle-dragging.</text:p>
            <text:p>- The new dotter window should have its own greyramp and alignment tool.</text:p>
            <text:p>- The coord range of the new dotter window will have the same limits as its parent dotter window, even though the original range it opens with will probably be a sub-range (i.e. the range you selected by middle-dragging). </text:p>
            <text:p/>
          </table:table-cell>
          <table:table-cell table:style-name="ce54"/>
          <table:table-cell table:number-columns-repeated="1019"/>
        </table:table-row>
        <table:table-row table:style-name="ro8">
          <table:covered-table-cell table:style-name="ce65"/>
          <table:covered-table-cell table:style-name="ce30"/>
          <table:table-cell table:style-name="ce45" office:value-type="string">
            <text:p>Open several sub-dotters</text:p>
            <text:p><text:s text:c="2"/>a) Close an individual dotter (using the system standard shortcut or by clicking the cross in the corner).</text:p>
            <text:p><text:s text:c="2"/>b) Try the Quit menu option or hit Ctrl-Q in one of the dotter windows.</text:p>
            <text:p/>
          </table:table-cell>
          <table:table-cell table:style-name="ce45" office:value-type="string">
            <text:p><text:s text:c="2"/>a) Closing a dotter window should close its associated greyramp and alignment tools, but should not affect any other dotter windows.</text:p>
            <text:p><text:s text:c="2"/>b) Quitting a dotter should close all associated child/parent dotters (i.e. all those that originated from the same dotter) and all their associated greyramp/alignment tools. It should not affect other dotters that were spawned separately e.g. as a separate call from blixem.</text:p>
            <text:p/>
          </table:table-cell>
          <table:table-cell table:style-name="ce54"/>
          <table:table-cell table:number-columns-repeated="1019"/>
        </table:table-row>
        <table:table-row table:style-name="ro27">
          <table:covered-table-cell table:style-name="ce66"/>
          <table:table-cell table:style-name="ce36"/>
          <table:table-cell table:style-name="ce44"/>
          <table:table-cell table:style-name="ce51"/>
          <table:table-cell table:style-name="ce55"/>
          <table:table-cell table:number-columns-repeated="1019"/>
        </table:table-row>
        <table:table-row table:style-name="ro13">
          <table:covered-table-cell table:style-name="ce65"/>
          <table:table-cell table:style-name="ce31" office:value-type="string" table:number-columns-spanned="1" table:number-rows-spanned="2">
            <text:p>Load/save</text:p>
          </table:table-cell>
          <table:table-cell table:style-name="ce49" office:value-type="string">
            <text:p>Run dotter and then save the plot using the 'Save plot' option on the File menu. <text:s/>Run dotter again with the -l argument to load the plot you saved.</text:p>
            <text:p/>
          </table:table-cell>
          <table:table-cell table:style-name="ce49" office:value-type="string">
            <text:p>- The dotplot should appear exactly as it did before the save. </text:p>
            <text:p>- You should be able to navigate around the dotplot as normal (providing you supplied the correct portions of the sequences and the correct offsets).</text:p>
            <text:p/>
          </table:table-cell>
          <table:table-cell table:style-name="ce54"/>
          <table:table-cell table:number-columns-repeated="1019"/>
        </table:table-row>
        <table:table-row table:style-name="ro13">
          <table:covered-table-cell table:style-name="ce67"/>
          <table:covered-table-cell table:style-name="ce31"/>
          <table:table-cell table:style-name="ce42" office:value-type="string">
            <text:p>Run dotter in batch mode, and then open the saved dotplot file(s) with the -l argument.</text:p>
            <text:p/>
          </table:table-cell>
          <table:table-cell table:style-name="ce42" office:value-type="string">
            <text:p>- The dotplot should appear as it would have in non-batch mode and be navigable as normal (providing you supplied the correct portions of the sequences and the correct offsets).</text:p>
            <text:p/>
          </table:table-cell>
          <table:table-cell table:style-name="ce54"/>
          <table:table-cell table:number-columns-repeated="1019"/>
        </table:table-row>
        <table:table-row table:style-name="ro2" table:number-rows-repeated="65491">
          <table:table-cell table:number-columns-repeated="1024"/>
        </table:table-row>
        <table:table-row table:style-name="ro2">
          <table:table-cell table:number-columns-repeated="1024"/>
        </table:table-row>
      </table:table>
      <table:table table:name="BelvuTests" table:style-name="ta4" table:print="false">
        <office:forms form:automatic-focus="false" form:apply-design-mode="false"/>
        <table:table-column table:style-name="co3" table:default-cell-style-name="ce13"/>
        <table:table-column table:style-name="co8" table:default-cell-style-name="ce30"/>
        <table:table-column table:style-name="co9" table:default-cell-style-name="ce42"/>
        <table:table-column table:style-name="co11" table:default-cell-style-name="ce42"/>
        <table:table-column table:style-name="co7" table:default-cell-style-name="ce54"/>
        <table:table-column table:style-name="co7" table:number-columns-repeated="1019" table:default-cell-style-name="Default"/>
        <table:table-row table:style-name="ro40">
          <table:table-cell table:style-name="ce56" office:value-type="string" table:number-columns-spanned="3" table:number-rows-spanned="1">
            <text:p>Belvu test plan</text:p>
          </table:table-cell>
          <table:covered-table-cell table:style-name="ce68"/>
          <table:covered-table-cell table:style-name="ce68"/>
          <table:table-cell table:style-name="Default" table:number-columns-repeated="2"/>
          <table:table-cell table:number-columns-repeated="1019"/>
        </table:table-row>
        <table:table-row table:style-name="ro41">
          <table:table-cell table:style-name="Default" table:number-columns-repeated="5"/>
          <table:table-cell table:number-columns-repeated="1019"/>
        </table:table-row>
        <table:table-row table:style-name="ro42">
          <table:table-cell table:style-name="ce8"/>
          <table:table-cell table:style-name="Default" table:number-columns-repeated="4"/>
          <table:table-cell table:number-columns-repeated="1019"/>
        </table:table-row>
        <table:table-row table:style-name="ro41">
          <table:table-cell table:style-name="ce9"/>
          <table:table-cell table:style-name="Default" table:number-columns-repeated="4"/>
          <table:table-cell table:number-columns-repeated="1019"/>
        </table:table-row>
        <table:table-row table:style-name="ro41" table:number-rows-repeated="2">
          <table:table-cell table:style-name="Default" table:number-columns-repeated="5"/>
          <table:table-cell table:number-columns-repeated="1019"/>
        </table:table-row>
        <table:table-row table:style-name="ro41">
          <table:table-cell table:style-name="ce55" table:number-columns-repeated="2"/>
          <table:table-cell table:style-name="ce40" table:number-columns-repeated="2"/>
          <table:table-cell table:style-name="Default"/>
          <table:table-cell table:number-columns-repeated="1019"/>
        </table:table-row>
        <table:table-row table:style-name="ro43">
          <table:table-cell table:style-name="ce57"/>
          <table:table-cell table:style-name="ce69"/>
          <table:table-cell table:style-name="ce41" office:value-type="string">
            <text:p>Test description</text:p>
          </table:table-cell>
          <table:table-cell table:style-name="ce41" office:value-type="string">
            <text:p>Expected results</text:p>
          </table:table-cell>
          <table:table-cell table:number-columns-repeated="1020"/>
        </table:table-row>
        <table:table-row table:style-name="ro44">
          <table:table-cell table:style-name="ce12" office:value-type="string" table:number-columns-spanned="1" table:number-rows-spanned="13">
            <text:p>APPLICATION</text:p>
          </table:table-cell>
          <table:table-cell table:style-name="ce35" office:value-type="string" table:number-columns-spanned="1" table:number-rows-spanned="10">
            <text:p>Quitting</text:p>
          </table:table-cell>
          <table:table-cell table:style-name="ce51" office:value-type="string">
            <text:p>Quit Belvu from the main window by:</text:p>
            <text:p><text:span text:style-name="T1"/></text:p>
            <text:p><text:span text:style-name="T1"><text:s text:c="2"/></text:span><text:span text:style-name="T1">a) The right-click menu option</text:span></text:p>
            <text:p><text:span text:style-name="T1"><text:s text:c="2"/></text:span><text:span text:style-name="T1">b) The File menu menu option</text:span></text:p>
            <text:p><text:span text:style-name="T1"><text:s text:c="2"/></text:span><text:span text:style-name="T1">c) The Ctrl-Q shortcut key</text:span></text:p>
            <text:p><text:span text:style-name="T1"><text:s text:c="2"/></text:span><text:span text:style-name="T1">d) Closing the window using the Ctrl-W shortcut key</text:span></text:p>
            <text:p><text:span text:style-name="T1"><text:s text:c="2"/></text:span><text:span text:style-name="T1">e) Closing the window using the 'x' in the corner</text:span></text:p>
            <text:p><text:span text:style-name="T1"/></text:p>
            <text:p><text:span text:style-name="T1">Variations:</text:span></text:p>
            <text:p><text:span text:style-name="T1"><text:s text:c="2"/></text:span><text:span text:style-name="T1">1) Edit the alignment and then quit Belvu using all of the above options </text:span><text:span text:style-name="T1">without saving the alignment first. <text:s/>Cancel when you get the option to </text:span><text:span text:style-name="T1">save or exit.</text:span></text:p>
            <text:p><text:span text:style-name="T1"><text:s text:c="2"/></text:span><text:span text:style-name="T1">2) As 1), but Click 'No' on the confirmation box asking if you want to </text:span><text:span text:style-name="T1">save.</text:span></text:p>
            <text:p><text:span text:style-name="T1"><text:s text:c="2"/></text:span><text:span text:style-name="T1">3) As 1), but Click 'Yes' on the confirmation box asking if you want to </text:span><text:span text:style-name="T1">save; then select a file to save to and click Ok.</text:span></text:p>
            <text:p><text:span text:style-name="T1"><text:s text:c="2"/></text:span><text:span text:style-name="T1">4) As 3), but Cancel from the Save dialog rather than selecting a file to </text:span><text:span text:style-name="T1">save to.</text:span></text:p>
            <text:p><text:span text:style-name="T1"><text:s text:c="2"/></text:span><text:span text:style-name="T1">5) As 1), but save the alignment first.</text:span></text:p>
            <text:p><text:span text:style-name="T1"/></text:p>
            <text:p><text:span text:style-name="T1"/></text:p>
          </table:table-cell>
          <table:table-cell office:value-type="string">
            <text:p>If the alignment has not been changed, Belvu should exit and all Belvu windows should be closed.</text:p>
            <text:p><text:span text:style-name="T1"/></text:p>
            <text:p><text:span text:style-name="T1">Variations:</text:span></text:p>
            <text:p><text:span text:style-name="T1"><text:s text:c="2"/></text:span><text:span text:style-name="T1">1) If the alignment has been changed you should get an option to save, </text:span><text:span text:style-name="T1">edit or cancel. <text:s/>If you click Cancel, Belvu should not exit and no windows </text:span><text:span text:style-name="T1">should be closed.</text:span></text:p>
            <text:p><text:span text:style-name="T1"><text:s text:c="2"/></text:span><text:span text:style-name="T1">2) Belvu should exit without saving the alignment.</text:span></text:p>
            <text:p><text:span text:style-name="T1"><text:s text:c="2"/></text:span><text:span text:style-name="T1">3) Another dialog should appear asking you to select a file to save to; the </text:span><text:span text:style-name="T1">alignment should be saved to this file and then Belvu should exit.</text:span></text:p>
            <text:p><text:span text:style-name="T1"><text:s text:c="2"/></text:span><text:span text:style-name="T1">4) If you cancel from the Save dialog, then Belvu should not exit and no </text:span><text:span text:style-name="T1">windows should be closed.</text:span></text:p>
            <text:p><text:span text:style-name="T1"><text:s text:c="2"/></text:span><text:span text:style-name="T1">5) You should not be prompted to save; Belvu should just exit directly </text:span><text:span text:style-name="T1">and all windows should be closed.</text:span></text:p>
            <text:p><text:span text:style-name="T1"/></text:p>
          </table:table-cell>
          <table:table-cell table:number-columns-repeated="1020"/>
        </table:table-row>
        <table:table-row table:style-name="ro45">
          <table:covered-table-cell table:number-columns-repeated="2"/>
          <table:table-cell table:style-name="ce51" office:value-type="string">
            <text:p>Open the Wrap view (right-click and 'Wrap for printing', the Tree (right-click and 'Show tree') and the Organisms window (right-click in the Tree and 'Show organisms'). <text:s/>From each window, try:</text:p>
            <text:p><text:span text:style-name="T1"><text:s text:c="2"/></text:span><text:span text:style-name="T1">a) Closing the window from the right-click menu</text:span></text:p>
            <text:p><text:span text:style-name="T1"><text:s text:c="2"/></text:span><text:span text:style-name="T1">b) Closing the window using the Ctrl-W shortcut</text:span></text:p>
            <text:p><text:span text:style-name="T1"><text:s text:c="2"/></text:span><text:span text:style-name="T1">c) Quitting the application using the Ctrl-Q shortcut (try this where the </text:span><text:span text:style-name="T1">alignment has been edited and not saved)</text:span></text:p>
            <text:p><text:span text:style-name="T1"><text:s text:c="2"/></text:span><text:span text:style-name="T1">d) With all three windows open, go back to the main window and select </text:span><text:span text:style-name="T1">'Clean up windows' from the File menu or right-click menu.</text:span></text:p>
            <text:p><text:span text:style-name="T1"/></text:p>
          </table:table-cell>
          <table:table-cell office:value-type="string">
            <text:p><text:s text:c="2"/>a) and b): the active window should be closed but no other windows should be affected.</text:p>
            <text:p><text:span text:style-name="T1"><text:s text:c="2"/></text:span><text:span text:style-name="T1">c) The application should be exited and all windows closed. If the </text:span><text:span text:style-name="T1">alignment was not saved then you should be prompted to save or cancel.</text:span></text:p>
            <text:p><text:span text:style-name="T1"><text:s text:c="2"/></text:span><text:span text:style-name="T1">d) All windows except the main window should be closed.</text:span></text:p>
            <text:p><text:span text:style-name="T1"/></text:p>
          </table:table-cell>
          <table:table-cell table:number-columns-repeated="1020"/>
        </table:table-row>
        <table:table-row table:style-name="ro41">
          <table:covered-table-cell table:number-columns-repeated="2"/>
          <table:table-cell table:style-name="ce51"/>
          <table:table-cell table:number-columns-repeated="1021"/>
        </table:table-row>
        <table:table-row table:style-name="ro41">
          <table:covered-table-cell table:number-columns-repeated="2"/>
          <table:table-cell table:style-name="ce51"/>
          <table:table-cell table:number-columns-repeated="1021"/>
        </table:table-row>
        <table:table-row table:style-name="ro41">
          <table:covered-table-cell table:number-columns-repeated="2"/>
          <table:table-cell table:style-name="ce51"/>
          <table:table-cell table:number-columns-repeated="1021"/>
        </table:table-row>
        <table:table-row table:style-name="ro41">
          <table:covered-table-cell table:number-columns-repeated="2"/>
          <table:table-cell table:style-name="ce51"/>
          <table:table-cell table:number-columns-repeated="1021"/>
        </table:table-row>
        <table:table-row table:style-name="ro41">
          <table:covered-table-cell table:number-columns-repeated="2"/>
          <table:table-cell table:style-name="ce51"/>
          <table:table-cell table:number-columns-repeated="1021"/>
        </table:table-row>
        <table:table-row table:style-name="ro41">
          <table:covered-table-cell table:number-columns-repeated="2"/>
          <table:table-cell table:style-name="ce51"/>
          <table:table-cell table:number-columns-repeated="1021"/>
        </table:table-row>
        <table:table-row table:style-name="ro41">
          <table:covered-table-cell table:number-columns-repeated="2"/>
          <table:table-cell table:style-name="ce51"/>
          <table:table-cell table:number-columns-repeated="1021"/>
        </table:table-row>
        <table:table-row table:style-name="ro41">
          <table:covered-table-cell table:number-columns-repeated="2"/>
          <table:table-cell table:style-name="ce70"/>
          <table:table-cell table:style-name="ce45"/>
          <table:table-cell table:number-columns-repeated="1020"/>
        </table:table-row>
        <table:table-row table:style-name="ro41">
          <table:covered-table-cell/>
          <table:table-cell table:style-name="ce29"/>
          <table:table-cell table:style-name="ce44"/>
          <table:table-cell table:style-name="ce51"/>
          <table:table-cell table:style-name="ce55"/>
          <table:table-cell table:number-columns-repeated="1019"/>
        </table:table-row>
        <table:table-row table:style-name="ro41">
          <table:covered-table-cell/>
          <table:table-cell table:style-name="ce29" table:number-columns-spanned="1" table:number-rows-spanned="2"/>
          <table:table-cell table:style-name="ce71"/>
          <table:table-cell table:style-name="ce46"/>
          <table:table-cell table:number-columns-repeated="1020"/>
        </table:table-row>
        <table:table-row table:style-name="ro41">
          <table:covered-table-cell table:style-name="ce14"/>
          <table:covered-table-cell table:style-name="ce31"/>
          <table:table-cell table:style-name="ce51"/>
          <table:table-cell table:number-columns-repeated="1021"/>
        </table:table-row>
        <table:table-row table:style-name="ro41">
          <table:table-cell table:style-name="ce58"/>
          <table:table-cell table:style-name="ce37"/>
          <table:table-cell table:style-name="ce47" table:number-columns-repeated="2"/>
          <table:table-cell table:style-name="ce55"/>
          <table:table-cell table:number-columns-repeated="1019"/>
        </table:table-row>
        <table:table-row table:style-name="ro41">
          <table:table-cell table:style-name="ce59" office:value-type="string" table:number-columns-spanned="1" table:number-rows-spanned="2">
            <text:p>SETTINGS</text:p>
          </table:table-cell>
          <table:table-cell table:style-name="ce35" table:number-columns-spanned="1" table:number-rows-spanned="2"/>
          <table:table-cell table:number-columns-repeated="1022"/>
        </table:table-row>
        <table:table-row table:style-name="ro41">
          <table:covered-table-cell table:style-name="ce60"/>
          <table:covered-table-cell/>
          <table:table-cell table:number-columns-repeated="1022"/>
        </table:table-row>
        <table:table-row table:style-name="ro41">
          <table:table-cell table:style-name="ce61"/>
          <table:table-cell table:style-name="ce36"/>
          <table:table-cell table:style-name="ce44"/>
          <table:table-cell table:style-name="ce51"/>
          <table:table-cell table:style-name="ce55"/>
          <table:table-cell table:number-columns-repeated="1019"/>
        </table:table-row>
        <table:table-row table:style-name="ro41">
          <table:table-cell table:style-name="ce62" office:value-type="string" table:number-columns-spanned="1" table:number-rows-spanned="13">
            <text:p>TOOLS</text:p>
          </table:table-cell>
          <table:table-cell table:style-name="ce35" table:number-columns-spanned="1" table:number-rows-spanned="6"/>
          <table:table-cell table:number-columns-repeated="1022"/>
        </table:table-row>
        <table:table-row table:style-name="ro41">
          <table:covered-table-cell table:style-name="ce21"/>
          <table:covered-table-cell/>
          <table:table-cell table:number-columns-repeated="1022"/>
        </table:table-row>
        <table:table-row table:style-name="ro41">
          <table:covered-table-cell table:style-name="ce21"/>
          <table:covered-table-cell/>
          <table:table-cell table:number-columns-repeated="1022"/>
        </table:table-row>
        <table:table-row table:style-name="ro41">
          <table:covered-table-cell table:style-name="ce21"/>
          <table:covered-table-cell/>
          <table:table-cell table:number-columns-repeated="1022"/>
        </table:table-row>
        <table:table-row table:style-name="ro41">
          <table:covered-table-cell table:style-name="ce21"/>
          <table:covered-table-cell/>
          <table:table-cell table:number-columns-repeated="1022"/>
        </table:table-row>
        <table:table-row table:style-name="ro41">
          <table:covered-table-cell table:style-name="ce21"/>
          <table:covered-table-cell/>
          <table:table-cell table:number-columns-repeated="1022"/>
        </table:table-row>
        <table:table-row table:style-name="ro41">
          <table:covered-table-cell table:style-name="ce21"/>
          <table:table-cell table:style-name="ce36"/>
          <table:table-cell table:style-name="ce44"/>
          <table:table-cell table:style-name="ce51"/>
          <table:table-cell table:style-name="ce55"/>
          <table:table-cell table:number-columns-repeated="1019"/>
        </table:table-row>
        <table:table-row table:style-name="ro41">
          <table:covered-table-cell table:style-name="ce21"/>
          <table:table-cell table:style-name="ce35" table:number-columns-spanned="1" table:number-rows-spanned="6"/>
          <table:table-cell table:number-columns-repeated="1022"/>
        </table:table-row>
        <table:table-row table:style-name="ro41">
          <table:covered-table-cell table:style-name="ce21"/>
          <table:covered-table-cell/>
          <table:table-cell table:number-columns-repeated="1022"/>
        </table:table-row>
        <table:table-row table:style-name="ro41">
          <table:covered-table-cell table:style-name="ce21"/>
          <table:covered-table-cell/>
          <table:table-cell table:number-columns-repeated="1022"/>
        </table:table-row>
        <table:table-row table:style-name="ro41">
          <table:covered-table-cell table:style-name="ce21"/>
          <table:covered-table-cell/>
          <table:table-cell table:number-columns-repeated="1022"/>
        </table:table-row>
        <table:table-row table:style-name="ro41">
          <table:covered-table-cell table:style-name="ce21"/>
          <table:covered-table-cell/>
          <table:table-cell table:number-columns-repeated="1022"/>
        </table:table-row>
        <table:table-row table:style-name="ro41">
          <table:covered-table-cell table:style-name="ce63"/>
          <table:covered-table-cell/>
          <table:table-cell table:style-name="ce45" table:number-columns-repeated="2"/>
          <table:table-cell table:number-columns-repeated="1020"/>
        </table:table-row>
        <table:table-row table:style-name="ro41">
          <table:table-cell table:style-name="ce61"/>
          <table:table-cell table:style-name="ce36"/>
          <table:table-cell table:style-name="ce44"/>
          <table:table-cell table:style-name="ce51"/>
          <table:table-cell table:style-name="ce55"/>
          <table:table-cell table:number-columns-repeated="1019"/>
        </table:table-row>
        <table:table-row table:style-name="ro41">
          <table:table-cell table:style-name="ce64" office:value-type="string" table:number-columns-spanned="1" table:number-rows-spanned="5">
            <text:p>GENERAL</text:p>
          </table:table-cell>
          <table:table-cell table:style-name="ce35" table:number-columns-spanned="1" table:number-rows-spanned="2"/>
          <table:table-cell table:style-name="ce46" table:number-columns-repeated="2"/>
          <table:table-cell table:number-columns-repeated="1020"/>
        </table:table-row>
        <table:table-row table:style-name="ro41">
          <table:covered-table-cell table:style-name="ce65"/>
          <table:covered-table-cell/>
          <table:table-cell table:style-name="ce45" table:number-columns-repeated="2"/>
          <table:table-cell table:number-columns-repeated="1020"/>
        </table:table-row>
        <table:table-row table:style-name="ro41">
          <table:covered-table-cell table:style-name="ce66"/>
          <table:table-cell table:style-name="ce36"/>
          <table:table-cell table:style-name="ce44"/>
          <table:table-cell table:style-name="ce51"/>
          <table:table-cell table:style-name="ce55"/>
          <table:table-cell table:number-columns-repeated="1019"/>
        </table:table-row>
        <table:table-row table:style-name="ro41">
          <table:covered-table-cell table:style-name="ce65"/>
          <table:table-cell table:style-name="ce31" table:number-columns-spanned="1" table:number-rows-spanned="2"/>
          <table:table-cell table:style-name="ce49" table:number-columns-repeated="2"/>
          <table:table-cell table:number-columns-repeated="1020"/>
        </table:table-row>
        <table:table-row table:style-name="ro41">
          <table:covered-table-cell table:style-name="ce67"/>
          <table:covered-table-cell table:style-name="ce31"/>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 £(</number:text>
      <number:number number:decimal-places="2"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vertical-align="middle"/>
      <style:text-properties style:font-name="Arial2"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ffff99"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29">29/06/2011</text:date>, <text:time>11:19:50</text:time></text:p>
        </style:region-right>
      </style:header>
      <style:header-left style:display="false"/>
      <style:footer>
        <text:p>Page <text:page-number>1</text:page-number> / <text:page-count>99</text:page-count></text:p>
      </style:footer>
      <style:footer-left style:display="false"/>
    </style:master-page>
    <style:master-page style:name="PageStyle_5f_Overview" style:display-name="PageStyle_Overview" style:page-layout-name="Mpm3">
      <style:header style:display="false"/>
      <style:header-left style:display="false"/>
      <style:footer style:display="false"/>
      <style:footer-left style:display="false"/>
    </style:master-page>
    <style:master-page style:name="PageStyle_5f_BlixemTests" style:display-name="PageStyle_BlixemTests" style:page-layout-name="Mpm3">
      <style:header style:display="false"/>
      <style:header-left style:display="false"/>
      <style:footer style:display="false"/>
      <style:footer-left style:display="false"/>
    </style:master-page>
    <style:master-page style:name="PageStyle_5f_DotterTests" style:display-name="PageStyle_DotterTe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Gemma Barson</dc:creator>
    <dc:date>2011-06-29T11:19:49</dc:date>
    <meta:generator>OpenOffice.org/3.2$Unix OpenOffice.org_project/320m18$Build-9502</meta:generator>
    <meta:editing-duration>PT53H43M06S</meta:editing-duration>
    <meta:editing-cycles>26</meta:editing-cycles>
    <meta:document-statistic meta:table-count="4" meta:cell-count="348" meta:object-count="0"/>
  </office:meta>
</office:document-meta>
</file>